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.385cm" svg:height="26.094cm" svg:x="15.129cm" svg:y="2.249cm">
            <draw:object draw:notify-on-update-of-ranges="Sheet1.D5:Sheet1.D5 Sheet1.D6:Sheet1.D254 Sheet1.E5:Sheet1.E5 Sheet1.E6:Sheet1.E2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.72cm" svg:height="18.146cm" svg:x="15.987cm" svg:y="24.524cm">
            <draw:object draw:notify-on-update-of-ranges="Sheet1.F6:Sheet1.F2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3"/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inal_offset</text:p>
          </table:table-cell>
          <table:table-cell table:formula="of:=POWER(2;[.$N$3])-[.$H$1]" office:value-type="float" office:value="4096" calcext:value-type="float">
            <text:p>4096</text:p>
          </table:table-cell>
          <table:table-cell table:number-columns-repeated="2"/>
          <table:table-cell office:value-type="string" calcext:value-type="string">
            <text:p>topmulshif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p</text:p>
          </table:table-cell>
          <table:table-cell table:formula="of:=255*POWER(2;[.$N$2])" office:value-type="float" office:value="16320" calcext:value-type="float">
            <text:p>16320</text:p>
          </table:table-cell>
          <table:table-cell/>
          <table:table-cell office:value-type="string" calcext:value-type="string">
            <text:p>bottomdiv</text:p>
          </table:table-cell>
          <table:table-cell table:formula="of:=POWER(2;[.$N$4])"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offsetshif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ottomshif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delt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INT([.$E$3]/(([.D6]+[.$J$2]) / [.$H$3]))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]+[.$E$1]" office:value-type="float" office:value="32" calcext:value-type="float">
            <text:p>32</text:p>
          </table:table-cell>
          <table:table-cell table:formula="of:=INT([.$E$3]/(([.D7]+[.$J$2]) / [.$H$3]))" office:value-type="float" office:value="253" calcext:value-type="float">
            <text:p>253</text:p>
          </table:table-cell>
          <table:table-cell table:formula="of:=ABS([.E7]-[.E6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]+[.$E$1]" office:value-type="float" office:value="64" calcext:value-type="float">
            <text:p>64</text:p>
          </table:table-cell>
          <table:table-cell table:formula="of:=INT([.$E$3]/(([.D8]+[.$J$2]) / [.$H$3]))" office:value-type="float" office:value="251" calcext:value-type="float">
            <text:p>251</text:p>
          </table:table-cell>
          <table:table-cell table:formula="of:=ABS([.E8]-[.E7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]+[.$E$1]" office:value-type="float" office:value="96" calcext:value-type="float">
            <text:p>96</text:p>
          </table:table-cell>
          <table:table-cell table:formula="of:=INT([.$E$3]/(([.D9]+[.$J$2]) / [.$H$3]))" office:value-type="float" office:value="249" calcext:value-type="float">
            <text:p>249</text:p>
          </table:table-cell>
          <table:table-cell table:formula="of:=ABS([.E9]-[.E8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]+[.$E$1]" office:value-type="float" office:value="128" calcext:value-type="float">
            <text:p>128</text:p>
          </table:table-cell>
          <table:table-cell table:formula="of:=INT([.$E$3]/(([.D10]+[.$J$2]) / [.$H$3]))" office:value-type="float" office:value="247" calcext:value-type="float">
            <text:p>247</text:p>
          </table:table-cell>
          <table:table-cell table:formula="of:=ABS([.E10]-[.E9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]+[.$E$1]" office:value-type="float" office:value="160" calcext:value-type="float">
            <text:p>160</text:p>
          </table:table-cell>
          <table:table-cell table:formula="of:=INT([.$E$3]/(([.D11]+[.$J$2]) / [.$H$3]))" office:value-type="float" office:value="245" calcext:value-type="float">
            <text:p>245</text:p>
          </table:table-cell>
          <table:table-cell table:formula="of:=ABS([.E11]-[.E10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]+[.$E$1]" office:value-type="float" office:value="192" calcext:value-type="float">
            <text:p>192</text:p>
          </table:table-cell>
          <table:table-cell table:formula="of:=INT([.$E$3]/(([.D12]+[.$J$2]) / [.$H$3]))" office:value-type="float" office:value="243" calcext:value-type="float">
            <text:p>243</text:p>
          </table:table-cell>
          <table:table-cell table:formula="of:=ABS([.E12]-[.E11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]+[.$E$1]" office:value-type="float" office:value="224" calcext:value-type="float">
            <text:p>224</text:p>
          </table:table-cell>
          <table:table-cell table:formula="of:=INT([.$E$3]/(([.D13]+[.$J$2]) / [.$H$3]))" office:value-type="float" office:value="241" calcext:value-type="float">
            <text:p>241</text:p>
          </table:table-cell>
          <table:table-cell table:formula="of:=ABS([.E13]-[.E12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]+[.$E$1]" office:value-type="float" office:value="256" calcext:value-type="float">
            <text:p>256</text:p>
          </table:table-cell>
          <table:table-cell table:formula="of:=INT([.$E$3]/(([.D14]+[.$J$2]) / [.$H$3]))" office:value-type="float" office:value="240" calcext:value-type="float">
            <text:p>240</text:p>
          </table:table-cell>
          <table:table-cell table:formula="of:=ABS([.E14]-[.E13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]+[.$E$1]" office:value-type="float" office:value="288" calcext:value-type="float">
            <text:p>288</text:p>
          </table:table-cell>
          <table:table-cell table:formula="of:=INT([.$E$3]/(([.D15]+[.$J$2]) / [.$H$3]))" office:value-type="float" office:value="238" calcext:value-type="float">
            <text:p>238</text:p>
          </table:table-cell>
          <table:table-cell table:formula="of:=ABS([.E15]-[.E14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]+[.$E$1]" office:value-type="float" office:value="320" calcext:value-type="float">
            <text:p>320</text:p>
          </table:table-cell>
          <table:table-cell table:formula="of:=INT([.$E$3]/(([.D16]+[.$J$2]) / [.$H$3]))" office:value-type="float" office:value="236" calcext:value-type="float">
            <text:p>236</text:p>
          </table:table-cell>
          <table:table-cell table:formula="of:=ABS([.E16]-[.E15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]+[.$E$1]" office:value-type="float" office:value="352" calcext:value-type="float">
            <text:p>352</text:p>
          </table:table-cell>
          <table:table-cell table:formula="of:=INT([.$E$3]/(([.D17]+[.$J$2]) / [.$H$3]))" office:value-type="float" office:value="234" calcext:value-type="float">
            <text:p>234</text:p>
          </table:table-cell>
          <table:table-cell table:formula="of:=ABS([.E17]-[.E16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]+[.$E$1]" office:value-type="float" office:value="384" calcext:value-type="float">
            <text:p>384</text:p>
          </table:table-cell>
          <table:table-cell table:formula="of:=INT([.$E$3]/(([.D18]+[.$J$2]) / [.$H$3]))" office:value-type="float" office:value="233" calcext:value-type="float">
            <text:p>233</text:p>
          </table:table-cell>
          <table:table-cell table:formula="of:=ABS([.E18]-[.E1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]+[.$E$1]" office:value-type="float" office:value="416" calcext:value-type="float">
            <text:p>416</text:p>
          </table:table-cell>
          <table:table-cell table:formula="of:=INT([.$E$3]/(([.D19]+[.$J$2]) / [.$H$3]))" office:value-type="float" office:value="231" calcext:value-type="float">
            <text:p>231</text:p>
          </table:table-cell>
          <table:table-cell table:formula="of:=ABS([.E19]-[.E18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]+[.$E$1]" office:value-type="float" office:value="448" calcext:value-type="float">
            <text:p>448</text:p>
          </table:table-cell>
          <table:table-cell table:formula="of:=INT([.$E$3]/(([.D20]+[.$J$2]) / [.$H$3]))" office:value-type="float" office:value="229" calcext:value-type="float">
            <text:p>229</text:p>
          </table:table-cell>
          <table:table-cell table:formula="of:=ABS([.E20]-[.E19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]+[.$E$1]" office:value-type="float" office:value="480" calcext:value-type="float">
            <text:p>480</text:p>
          </table:table-cell>
          <table:table-cell table:formula="of:=INT([.$E$3]/(([.D21]+[.$J$2]) / [.$H$3]))" office:value-type="float" office:value="228" calcext:value-type="float">
            <text:p>228</text:p>
          </table:table-cell>
          <table:table-cell table:formula="of:=ABS([.E21]-[.E20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]+[.$E$1]" office:value-type="float" office:value="512" calcext:value-type="float">
            <text:p>512</text:p>
          </table:table-cell>
          <table:table-cell table:formula="of:=INT([.$E$3]/(([.D22]+[.$J$2]) / [.$H$3]))" office:value-type="float" office:value="226" calcext:value-type="float">
            <text:p>226</text:p>
          </table:table-cell>
          <table:table-cell table:formula="of:=ABS([.E22]-[.E21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]+[.$E$1]" office:value-type="float" office:value="544" calcext:value-type="float">
            <text:p>544</text:p>
          </table:table-cell>
          <table:table-cell table:formula="of:=INT([.$E$3]/(([.D23]+[.$J$2]) / [.$H$3]))" office:value-type="float" office:value="225" calcext:value-type="float">
            <text:p>225</text:p>
          </table:table-cell>
          <table:table-cell table:formula="of:=ABS([.E23]-[.E22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]+[.$E$1]" office:value-type="float" office:value="576" calcext:value-type="float">
            <text:p>576</text:p>
          </table:table-cell>
          <table:table-cell table:formula="of:=INT([.$E$3]/(([.D24]+[.$J$2]) / [.$H$3]))" office:value-type="float" office:value="223" calcext:value-type="float">
            <text:p>223</text:p>
          </table:table-cell>
          <table:table-cell table:formula="of:=ABS([.E24]-[.E23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]+[.$E$1]" office:value-type="float" office:value="608" calcext:value-type="float">
            <text:p>608</text:p>
          </table:table-cell>
          <table:table-cell table:formula="of:=INT([.$E$3]/(([.D25]+[.$J$2]) / [.$H$3]))" office:value-type="float" office:value="222" calcext:value-type="float">
            <text:p>222</text:p>
          </table:table-cell>
          <table:table-cell table:formula="of:=ABS([.E25]-[.E2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5]+[.$E$1]" office:value-type="float" office:value="640" calcext:value-type="float">
            <text:p>640</text:p>
          </table:table-cell>
          <table:table-cell table:formula="of:=INT([.$E$3]/(([.D26]+[.$J$2]) / [.$H$3]))" office:value-type="float" office:value="220" calcext:value-type="float">
            <text:p>220</text:p>
          </table:table-cell>
          <table:table-cell table:formula="of:=ABS([.E26]-[.E25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6]+[.$E$1]" office:value-type="float" office:value="672" calcext:value-type="float">
            <text:p>672</text:p>
          </table:table-cell>
          <table:table-cell table:formula="of:=INT([.$E$3]/(([.D27]+[.$J$2]) / [.$H$3]))" office:value-type="float" office:value="219" calcext:value-type="float">
            <text:p>219</text:p>
          </table:table-cell>
          <table:table-cell table:formula="of:=ABS([.E27]-[.E26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7]+[.$E$1]" office:value-type="float" office:value="704" calcext:value-type="float">
            <text:p>704</text:p>
          </table:table-cell>
          <table:table-cell table:formula="of:=INT([.$E$3]/(([.D28]+[.$J$2]) / [.$H$3]))" office:value-type="float" office:value="217" calcext:value-type="float">
            <text:p>217</text:p>
          </table:table-cell>
          <table:table-cell table:formula="of:=ABS([.E28]-[.E27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8]+[.$E$1]" office:value-type="float" office:value="736" calcext:value-type="float">
            <text:p>736</text:p>
          </table:table-cell>
          <table:table-cell table:formula="of:=INT([.$E$3]/(([.D29]+[.$J$2]) / [.$H$3]))" office:value-type="float" office:value="216" calcext:value-type="float">
            <text:p>216</text:p>
          </table:table-cell>
          <table:table-cell table:formula="of:=ABS([.E29]-[.E28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9]+[.$E$1]" office:value-type="float" office:value="768" calcext:value-type="float">
            <text:p>768</text:p>
          </table:table-cell>
          <table:table-cell table:formula="of:=INT([.$E$3]/(([.D30]+[.$J$2]) / [.$H$3]))" office:value-type="float" office:value="214" calcext:value-type="float">
            <text:p>214</text:p>
          </table:table-cell>
          <table:table-cell table:formula="of:=ABS([.E30]-[.E29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0]+[.$E$1]" office:value-type="float" office:value="800" calcext:value-type="float">
            <text:p>800</text:p>
          </table:table-cell>
          <table:table-cell table:formula="of:=INT([.$E$3]/(([.D31]+[.$J$2]) / [.$H$3]))" office:value-type="float" office:value="213" calcext:value-type="float">
            <text:p>213</text:p>
          </table:table-cell>
          <table:table-cell table:formula="of:=ABS([.E31]-[.E30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1]+[.$E$1]" office:value-type="float" office:value="832" calcext:value-type="float">
            <text:p>832</text:p>
          </table:table-cell>
          <table:table-cell table:formula="of:=INT([.$E$3]/(([.D32]+[.$J$2]) / [.$H$3]))" office:value-type="float" office:value="211" calcext:value-type="float">
            <text:p>211</text:p>
          </table:table-cell>
          <table:table-cell table:formula="of:=ABS([.E32]-[.E31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2]+[.$E$1]" office:value-type="float" office:value="864" calcext:value-type="float">
            <text:p>864</text:p>
          </table:table-cell>
          <table:table-cell table:formula="of:=INT([.$E$3]/(([.D33]+[.$J$2]) / [.$H$3]))" office:value-type="float" office:value="210" calcext:value-type="float">
            <text:p>210</text:p>
          </table:table-cell>
          <table:table-cell table:formula="of:=ABS([.E33]-[.E32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3]+[.$E$1]" office:value-type="float" office:value="896" calcext:value-type="float">
            <text:p>896</text:p>
          </table:table-cell>
          <table:table-cell table:formula="of:=INT([.$E$3]/(([.D34]+[.$J$2]) / [.$H$3]))" office:value-type="float" office:value="209" calcext:value-type="float">
            <text:p>209</text:p>
          </table:table-cell>
          <table:table-cell table:formula="of:=ABS([.E34]-[.E33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4]+[.$E$1]" office:value-type="float" office:value="928" calcext:value-type="float">
            <text:p>928</text:p>
          </table:table-cell>
          <table:table-cell table:formula="of:=INT([.$E$3]/(([.D35]+[.$J$2]) / [.$H$3]))" office:value-type="float" office:value="207" calcext:value-type="float">
            <text:p>207</text:p>
          </table:table-cell>
          <table:table-cell table:formula="of:=ABS([.E35]-[.E34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5]+[.$E$1]" office:value-type="float" office:value="960" calcext:value-type="float">
            <text:p>960</text:p>
          </table:table-cell>
          <table:table-cell table:formula="of:=INT([.$E$3]/(([.D36]+[.$J$2]) / [.$H$3]))" office:value-type="float" office:value="206" calcext:value-type="float">
            <text:p>206</text:p>
          </table:table-cell>
          <table:table-cell table:formula="of:=ABS([.E36]-[.E35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6]+[.$E$1]" office:value-type="float" office:value="992" calcext:value-type="float">
            <text:p>992</text:p>
          </table:table-cell>
          <table:table-cell table:formula="of:=INT([.$E$3]/(([.D37]+[.$J$2]) / [.$H$3]))" office:value-type="float" office:value="205" calcext:value-type="float">
            <text:p>205</text:p>
          </table:table-cell>
          <table:table-cell table:formula="of:=ABS([.E37]-[.E36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7]+[.$E$1]" office:value-type="float" office:value="1024" calcext:value-type="float">
            <text:p>1024</text:p>
          </table:table-cell>
          <table:table-cell table:formula="of:=INT([.$E$3]/(([.D38]+[.$J$2]) / [.$H$3]))" office:value-type="float" office:value="204" calcext:value-type="float">
            <text:p>204</text:p>
          </table:table-cell>
          <table:table-cell table:formula="of:=ABS([.E38]-[.E3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8]+[.$E$1]" office:value-type="float" office:value="1056" calcext:value-type="float">
            <text:p>1056</text:p>
          </table:table-cell>
          <table:table-cell table:formula="of:=INT([.$E$3]/(([.D39]+[.$J$2]) / [.$H$3]))" office:value-type="float" office:value="202" calcext:value-type="float">
            <text:p>202</text:p>
          </table:table-cell>
          <table:table-cell table:formula="of:=ABS([.E39]-[.E38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9]+[.$E$1]" office:value-type="float" office:value="1088" calcext:value-type="float">
            <text:p>1088</text:p>
          </table:table-cell>
          <table:table-cell table:formula="of:=INT([.$E$3]/(([.D40]+[.$J$2]) / [.$H$3]))" office:value-type="float" office:value="201" calcext:value-type="float">
            <text:p>201</text:p>
          </table:table-cell>
          <table:table-cell table:formula="of:=ABS([.E40]-[.E39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0]+[.$E$1]" office:value-type="float" office:value="1120" calcext:value-type="float">
            <text:p>1120</text:p>
          </table:table-cell>
          <table:table-cell table:formula="of:=INT([.$E$3]/(([.D41]+[.$J$2]) / [.$H$3]))" office:value-type="float" office:value="200" calcext:value-type="float">
            <text:p>200</text:p>
          </table:table-cell>
          <table:table-cell table:formula="of:=ABS([.E41]-[.E40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1]+[.$E$1]" office:value-type="float" office:value="1152" calcext:value-type="float">
            <text:p>1152</text:p>
          </table:table-cell>
          <table:table-cell table:formula="of:=INT([.$E$3]/(([.D42]+[.$J$2]) / [.$H$3]))" office:value-type="float" office:value="199" calcext:value-type="float">
            <text:p>199</text:p>
          </table:table-cell>
          <table:table-cell table:formula="of:=ABS([.E42]-[.E4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2]+[.$E$1]" office:value-type="float" office:value="1184" calcext:value-type="float">
            <text:p>1184</text:p>
          </table:table-cell>
          <table:table-cell table:formula="of:=INT([.$E$3]/(([.D43]+[.$J$2]) / [.$H$3]))" office:value-type="float" office:value="197" calcext:value-type="float">
            <text:p>197</text:p>
          </table:table-cell>
          <table:table-cell table:formula="of:=ABS([.E43]-[.E42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3]+[.$E$1]" office:value-type="float" office:value="1216" calcext:value-type="float">
            <text:p>1216</text:p>
          </table:table-cell>
          <table:table-cell table:formula="of:=INT([.$E$3]/(([.D44]+[.$J$2]) / [.$H$3]))" office:value-type="float" office:value="196" calcext:value-type="float">
            <text:p>196</text:p>
          </table:table-cell>
          <table:table-cell table:formula="of:=ABS([.E44]-[.E43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4]+[.$E$1]" office:value-type="float" office:value="1248" calcext:value-type="float">
            <text:p>1248</text:p>
          </table:table-cell>
          <table:table-cell table:formula="of:=INT([.$E$3]/(([.D45]+[.$J$2]) / [.$H$3]))" office:value-type="float" office:value="195" calcext:value-type="float">
            <text:p>195</text:p>
          </table:table-cell>
          <table:table-cell table:formula="of:=ABS([.E45]-[.E4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5]+[.$E$1]" office:value-type="float" office:value="1280" calcext:value-type="float">
            <text:p>1280</text:p>
          </table:table-cell>
          <table:table-cell table:formula="of:=INT([.$E$3]/(([.D46]+[.$J$2]) / [.$H$3]))" office:value-type="float" office:value="194" calcext:value-type="float">
            <text:p>194</text:p>
          </table:table-cell>
          <table:table-cell table:formula="of:=ABS([.E46]-[.E45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6]+[.$E$1]" office:value-type="float" office:value="1312" calcext:value-type="float">
            <text:p>1312</text:p>
          </table:table-cell>
          <table:table-cell table:formula="of:=INT([.$E$3]/(([.D47]+[.$J$2]) / [.$H$3]))" office:value-type="float" office:value="193" calcext:value-type="float">
            <text:p>193</text:p>
          </table:table-cell>
          <table:table-cell table:formula="of:=ABS([.E47]-[.E46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7]+[.$E$1]" office:value-type="float" office:value="1344" calcext:value-type="float">
            <text:p>1344</text:p>
          </table:table-cell>
          <table:table-cell table:formula="of:=INT([.$E$3]/(([.D48]+[.$J$2]) / [.$H$3]))" office:value-type="float" office:value="192" calcext:value-type="float">
            <text:p>192</text:p>
          </table:table-cell>
          <table:table-cell table:formula="of:=ABS([.E48]-[.E4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8]+[.$E$1]" office:value-type="float" office:value="1376" calcext:value-type="float">
            <text:p>1376</text:p>
          </table:table-cell>
          <table:table-cell table:formula="of:=INT([.$E$3]/(([.D49]+[.$J$2]) / [.$H$3]))" office:value-type="float" office:value="190" calcext:value-type="float">
            <text:p>190</text:p>
          </table:table-cell>
          <table:table-cell table:formula="of:=ABS([.E49]-[.E48])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9]+[.$E$1]" office:value-type="float" office:value="1408" calcext:value-type="float">
            <text:p>1408</text:p>
          </table:table-cell>
          <table:table-cell table:formula="of:=INT([.$E$3]/(([.D50]+[.$J$2]) / [.$H$3]))" office:value-type="float" office:value="189" calcext:value-type="float">
            <text:p>189</text:p>
          </table:table-cell>
          <table:table-cell table:formula="of:=ABS([.E50]-[.E49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0]+[.$E$1]" office:value-type="float" office:value="1440" calcext:value-type="float">
            <text:p>1440</text:p>
          </table:table-cell>
          <table:table-cell table:formula="of:=INT([.$E$3]/(([.D51]+[.$J$2]) / [.$H$3]))" office:value-type="float" office:value="188" calcext:value-type="float">
            <text:p>188</text:p>
          </table:table-cell>
          <table:table-cell table:formula="of:=ABS([.E51]-[.E50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1]+[.$E$1]" office:value-type="float" office:value="1472" calcext:value-type="float">
            <text:p>1472</text:p>
          </table:table-cell>
          <table:table-cell table:formula="of:=INT([.$E$3]/(([.D52]+[.$J$2]) / [.$H$3]))" office:value-type="float" office:value="187" calcext:value-type="float">
            <text:p>187</text:p>
          </table:table-cell>
          <table:table-cell table:formula="of:=ABS([.E52]-[.E5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2]+[.$E$1]" office:value-type="float" office:value="1504" calcext:value-type="float">
            <text:p>1504</text:p>
          </table:table-cell>
          <table:table-cell table:formula="of:=INT([.$E$3]/(([.D53]+[.$J$2]) / [.$H$3]))" office:value-type="float" office:value="186" calcext:value-type="float">
            <text:p>186</text:p>
          </table:table-cell>
          <table:table-cell table:formula="of:=ABS([.E53]-[.E52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3]+[.$E$1]" office:value-type="float" office:value="1536" calcext:value-type="float">
            <text:p>1536</text:p>
          </table:table-cell>
          <table:table-cell table:formula="of:=INT([.$E$3]/(([.D54]+[.$J$2]) / [.$H$3]))" office:value-type="float" office:value="185" calcext:value-type="float">
            <text:p>185</text:p>
          </table:table-cell>
          <table:table-cell table:formula="of:=ABS([.E54]-[.E53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4]+[.$E$1]" office:value-type="float" office:value="1568" calcext:value-type="float">
            <text:p>1568</text:p>
          </table:table-cell>
          <table:table-cell table:formula="of:=INT([.$E$3]/(([.D55]+[.$J$2]) / [.$H$3]))" office:value-type="float" office:value="184" calcext:value-type="float">
            <text:p>184</text:p>
          </table:table-cell>
          <table:table-cell table:formula="of:=ABS([.E55]-[.E5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5]+[.$E$1]" office:value-type="float" office:value="1600" calcext:value-type="float">
            <text:p>1600</text:p>
          </table:table-cell>
          <table:table-cell table:formula="of:=INT([.$E$3]/(([.D56]+[.$J$2]) / [.$H$3]))" office:value-type="float" office:value="183" calcext:value-type="float">
            <text:p>183</text:p>
          </table:table-cell>
          <table:table-cell table:formula="of:=ABS([.E56]-[.E55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6]+[.$E$1]" office:value-type="float" office:value="1632" calcext:value-type="float">
            <text:p>1632</text:p>
          </table:table-cell>
          <table:table-cell table:formula="of:=INT([.$E$3]/(([.D57]+[.$J$2]) / [.$H$3]))" office:value-type="float" office:value="182" calcext:value-type="float">
            <text:p>182</text:p>
          </table:table-cell>
          <table:table-cell table:formula="of:=ABS([.E57]-[.E56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7]+[.$E$1]" office:value-type="float" office:value="1664" calcext:value-type="float">
            <text:p>1664</text:p>
          </table:table-cell>
          <table:table-cell table:formula="of:=INT([.$E$3]/(([.D58]+[.$J$2]) / [.$H$3]))" office:value-type="float" office:value="181" calcext:value-type="float">
            <text:p>181</text:p>
          </table:table-cell>
          <table:table-cell table:formula="of:=ABS([.E58]-[.E5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8]+[.$E$1]" office:value-type="float" office:value="1696" calcext:value-type="float">
            <text:p>1696</text:p>
          </table:table-cell>
          <table:table-cell table:formula="of:=INT([.$E$3]/(([.D59]+[.$J$2]) / [.$H$3]))" office:value-type="float" office:value="180" calcext:value-type="float">
            <text:p>180</text:p>
          </table:table-cell>
          <table:table-cell table:formula="of:=ABS([.E59]-[.E58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9]+[.$E$1]" office:value-type="float" office:value="1728" calcext:value-type="float">
            <text:p>1728</text:p>
          </table:table-cell>
          <table:table-cell table:formula="of:=INT([.$E$3]/(([.D60]+[.$J$2]) / [.$H$3]))" office:value-type="float" office:value="179" calcext:value-type="float">
            <text:p>179</text:p>
          </table:table-cell>
          <table:table-cell table:formula="of:=ABS([.E60]-[.E59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0]+[.$E$1]" office:value-type="float" office:value="1760" calcext:value-type="float">
            <text:p>1760</text:p>
          </table:table-cell>
          <table:table-cell table:formula="of:=INT([.$E$3]/(([.D61]+[.$J$2]) / [.$H$3]))" office:value-type="float" office:value="178" calcext:value-type="float">
            <text:p>178</text:p>
          </table:table-cell>
          <table:table-cell table:formula="of:=ABS([.E61]-[.E60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1]+[.$E$1]" office:value-type="float" office:value="1792" calcext:value-type="float">
            <text:p>1792</text:p>
          </table:table-cell>
          <table:table-cell table:formula="of:=INT([.$E$3]/(([.D62]+[.$J$2]) / [.$H$3]))" office:value-type="float" office:value="177" calcext:value-type="float">
            <text:p>177</text:p>
          </table:table-cell>
          <table:table-cell table:formula="of:=ABS([.E62]-[.E6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2]+[.$E$1]" office:value-type="float" office:value="1824" calcext:value-type="float">
            <text:p>1824</text:p>
          </table:table-cell>
          <table:table-cell table:formula="of:=INT([.$E$3]/(([.D63]+[.$J$2]) / [.$H$3]))" office:value-type="float" office:value="176" calcext:value-type="float">
            <text:p>176</text:p>
          </table:table-cell>
          <table:table-cell table:formula="of:=ABS([.E63]-[.E62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3]+[.$E$1]" office:value-type="float" office:value="1856" calcext:value-type="float">
            <text:p>1856</text:p>
          </table:table-cell>
          <table:table-cell table:formula="of:=INT([.$E$3]/(([.D64]+[.$J$2]) / [.$H$3]))" office:value-type="float" office:value="175" calcext:value-type="float">
            <text:p>175</text:p>
          </table:table-cell>
          <table:table-cell table:formula="of:=ABS([.E64]-[.E63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4]+[.$E$1]" office:value-type="float" office:value="1888" calcext:value-type="float">
            <text:p>1888</text:p>
          </table:table-cell>
          <table:table-cell table:formula="of:=INT([.$E$3]/(([.D65]+[.$J$2]) / [.$H$3]))" office:value-type="float" office:value="174" calcext:value-type="float">
            <text:p>174</text:p>
          </table:table-cell>
          <table:table-cell table:formula="of:=ABS([.E65]-[.E6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5]+[.$E$1]" office:value-type="float" office:value="1920" calcext:value-type="float">
            <text:p>1920</text:p>
          </table:table-cell>
          <table:table-cell table:formula="of:=INT([.$E$3]/(([.D66]+[.$J$2]) / [.$H$3]))" office:value-type="float" office:value="173" calcext:value-type="float">
            <text:p>173</text:p>
          </table:table-cell>
          <table:table-cell table:formula="of:=ABS([.E66]-[.E65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6]+[.$E$1]" office:value-type="float" office:value="1952" calcext:value-type="float">
            <text:p>1952</text:p>
          </table:table-cell>
          <table:table-cell table:formula="of:=INT([.$E$3]/(([.D67]+[.$J$2]) / [.$H$3]))" office:value-type="float" office:value="172" calcext:value-type="float">
            <text:p>172</text:p>
          </table:table-cell>
          <table:table-cell table:formula="of:=ABS([.E67]-[.E66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7]+[.$E$1]" office:value-type="float" office:value="1984" calcext:value-type="float">
            <text:p>1984</text:p>
          </table:table-cell>
          <table:table-cell table:formula="of:=INT([.$E$3]/(([.D68]+[.$J$2]) / [.$H$3]))" office:value-type="float" office:value="171" calcext:value-type="float">
            <text:p>171</text:p>
          </table:table-cell>
          <table:table-cell table:formula="of:=ABS([.E68]-[.E6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8]+[.$E$1]" office:value-type="float" office:value="2016" calcext:value-type="float">
            <text:p>2016</text:p>
          </table:table-cell>
          <table:table-cell table:formula="of:=INT([.$E$3]/(([.D69]+[.$J$2]) / [.$H$3]))" office:value-type="float" office:value="170" calcext:value-type="float">
            <text:p>170</text:p>
          </table:table-cell>
          <table:table-cell table:formula="of:=ABS([.E69]-[.E68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69]+[.$E$1]" office:value-type="float" office:value="2048" calcext:value-type="float">
            <text:p>2048</text:p>
          </table:table-cell>
          <table:table-cell table:formula="of:=INT([.$E$3]/(([.D70]+[.$J$2]) / [.$H$3]))" office:value-type="float" office:value="170" calcext:value-type="float">
            <text:p>170</text:p>
          </table:table-cell>
          <table:table-cell table:formula="of:=ABS([.E70]-[.E69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0]+[.$E$1]" office:value-type="float" office:value="2080" calcext:value-type="float">
            <text:p>2080</text:p>
          </table:table-cell>
          <table:table-cell table:formula="of:=INT([.$E$3]/(([.D71]+[.$J$2]) / [.$H$3]))" office:value-type="float" office:value="169" calcext:value-type="float">
            <text:p>169</text:p>
          </table:table-cell>
          <table:table-cell table:formula="of:=ABS([.E71]-[.E70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1]+[.$E$1]" office:value-type="float" office:value="2112" calcext:value-type="float">
            <text:p>2112</text:p>
          </table:table-cell>
          <table:table-cell table:formula="of:=INT([.$E$3]/(([.D72]+[.$J$2]) / [.$H$3]))" office:value-type="float" office:value="168" calcext:value-type="float">
            <text:p>168</text:p>
          </table:table-cell>
          <table:table-cell table:formula="of:=ABS([.E72]-[.E7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2]+[.$E$1]" office:value-type="float" office:value="2144" calcext:value-type="float">
            <text:p>2144</text:p>
          </table:table-cell>
          <table:table-cell table:formula="of:=INT([.$E$3]/(([.D73]+[.$J$2]) / [.$H$3]))" office:value-type="float" office:value="167" calcext:value-type="float">
            <text:p>167</text:p>
          </table:table-cell>
          <table:table-cell table:formula="of:=ABS([.E73]-[.E72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3]+[.$E$1]" office:value-type="float" office:value="2176" calcext:value-type="float">
            <text:p>2176</text:p>
          </table:table-cell>
          <table:table-cell table:formula="of:=INT([.$E$3]/(([.D74]+[.$J$2]) / [.$H$3]))" office:value-type="float" office:value="166" calcext:value-type="float">
            <text:p>166</text:p>
          </table:table-cell>
          <table:table-cell table:formula="of:=ABS([.E74]-[.E73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4]+[.$E$1]" office:value-type="float" office:value="2208" calcext:value-type="float">
            <text:p>2208</text:p>
          </table:table-cell>
          <table:table-cell table:formula="of:=INT([.$E$3]/(([.D75]+[.$J$2]) / [.$H$3]))" office:value-type="float" office:value="165" calcext:value-type="float">
            <text:p>165</text:p>
          </table:table-cell>
          <table:table-cell table:formula="of:=ABS([.E75]-[.E7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5]+[.$E$1]" office:value-type="float" office:value="2240" calcext:value-type="float">
            <text:p>2240</text:p>
          </table:table-cell>
          <table:table-cell table:formula="of:=INT([.$E$3]/(([.D76]+[.$J$2]) / [.$H$3]))" office:value-type="float" office:value="164" calcext:value-type="float">
            <text:p>164</text:p>
          </table:table-cell>
          <table:table-cell table:formula="of:=ABS([.E76]-[.E75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6]+[.$E$1]" office:value-type="float" office:value="2272" calcext:value-type="float">
            <text:p>2272</text:p>
          </table:table-cell>
          <table:table-cell table:formula="of:=INT([.$E$3]/(([.D77]+[.$J$2]) / [.$H$3]))" office:value-type="float" office:value="164" calcext:value-type="float">
            <text:p>164</text:p>
          </table:table-cell>
          <table:table-cell table:formula="of:=ABS([.E77]-[.E76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7]+[.$E$1]" office:value-type="float" office:value="2304" calcext:value-type="float">
            <text:p>2304</text:p>
          </table:table-cell>
          <table:table-cell table:formula="of:=INT([.$E$3]/(([.D78]+[.$J$2]) / [.$H$3]))" office:value-type="float" office:value="163" calcext:value-type="float">
            <text:p>163</text:p>
          </table:table-cell>
          <table:table-cell table:formula="of:=ABS([.E78]-[.E7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8]+[.$E$1]" office:value-type="float" office:value="2336" calcext:value-type="float">
            <text:p>2336</text:p>
          </table:table-cell>
          <table:table-cell table:formula="of:=INT([.$E$3]/(([.D79]+[.$J$2]) / [.$H$3]))" office:value-type="float" office:value="162" calcext:value-type="float">
            <text:p>162</text:p>
          </table:table-cell>
          <table:table-cell table:formula="of:=ABS([.E79]-[.E78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79]+[.$E$1]" office:value-type="float" office:value="2368" calcext:value-type="float">
            <text:p>2368</text:p>
          </table:table-cell>
          <table:table-cell table:formula="of:=INT([.$E$3]/(([.D80]+[.$J$2]) / [.$H$3]))" office:value-type="float" office:value="161" calcext:value-type="float">
            <text:p>161</text:p>
          </table:table-cell>
          <table:table-cell table:formula="of:=ABS([.E80]-[.E79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0]+[.$E$1]" office:value-type="float" office:value="2400" calcext:value-type="float">
            <text:p>2400</text:p>
          </table:table-cell>
          <table:table-cell table:formula="of:=INT([.$E$3]/(([.D81]+[.$J$2]) / [.$H$3]))" office:value-type="float" office:value="160" calcext:value-type="float">
            <text:p>160</text:p>
          </table:table-cell>
          <table:table-cell table:formula="of:=ABS([.E81]-[.E80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1]+[.$E$1]" office:value-type="float" office:value="2432" calcext:value-type="float">
            <text:p>2432</text:p>
          </table:table-cell>
          <table:table-cell table:formula="of:=INT([.$E$3]/(([.D82]+[.$J$2]) / [.$H$3]))" office:value-type="float" office:value="160" calcext:value-type="float">
            <text:p>160</text:p>
          </table:table-cell>
          <table:table-cell table:formula="of:=ABS([.E82]-[.E81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2]+[.$E$1]" office:value-type="float" office:value="2464" calcext:value-type="float">
            <text:p>2464</text:p>
          </table:table-cell>
          <table:table-cell table:formula="of:=INT([.$E$3]/(([.D83]+[.$J$2]) / [.$H$3]))" office:value-type="float" office:value="159" calcext:value-type="float">
            <text:p>159</text:p>
          </table:table-cell>
          <table:table-cell table:formula="of:=ABS([.E83]-[.E82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3]+[.$E$1]" office:value-type="float" office:value="2496" calcext:value-type="float">
            <text:p>2496</text:p>
          </table:table-cell>
          <table:table-cell table:formula="of:=INT([.$E$3]/(([.D84]+[.$J$2]) / [.$H$3]))" office:value-type="float" office:value="158" calcext:value-type="float">
            <text:p>158</text:p>
          </table:table-cell>
          <table:table-cell table:formula="of:=ABS([.E84]-[.E83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4]+[.$E$1]" office:value-type="float" office:value="2528" calcext:value-type="float">
            <text:p>2528</text:p>
          </table:table-cell>
          <table:table-cell table:formula="of:=INT([.$E$3]/(([.D85]+[.$J$2]) / [.$H$3]))" office:value-type="float" office:value="157" calcext:value-type="float">
            <text:p>157</text:p>
          </table:table-cell>
          <table:table-cell table:formula="of:=ABS([.E85]-[.E8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5]+[.$E$1]" office:value-type="float" office:value="2560" calcext:value-type="float">
            <text:p>2560</text:p>
          </table:table-cell>
          <table:table-cell table:formula="of:=INT([.$E$3]/(([.D86]+[.$J$2]) / [.$H$3]))" office:value-type="float" office:value="156" calcext:value-type="float">
            <text:p>156</text:p>
          </table:table-cell>
          <table:table-cell table:formula="of:=ABS([.E86]-[.E85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6]+[.$E$1]" office:value-type="float" office:value="2592" calcext:value-type="float">
            <text:p>2592</text:p>
          </table:table-cell>
          <table:table-cell table:formula="of:=INT([.$E$3]/(([.D87]+[.$J$2]) / [.$H$3]))" office:value-type="float" office:value="156" calcext:value-type="float">
            <text:p>156</text:p>
          </table:table-cell>
          <table:table-cell table:formula="of:=ABS([.E87]-[.E86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7]+[.$E$1]" office:value-type="float" office:value="2624" calcext:value-type="float">
            <text:p>2624</text:p>
          </table:table-cell>
          <table:table-cell table:formula="of:=INT([.$E$3]/(([.D88]+[.$J$2]) / [.$H$3]))" office:value-type="float" office:value="155" calcext:value-type="float">
            <text:p>155</text:p>
          </table:table-cell>
          <table:table-cell table:formula="of:=ABS([.E88]-[.E8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8]+[.$E$1]" office:value-type="float" office:value="2656" calcext:value-type="float">
            <text:p>2656</text:p>
          </table:table-cell>
          <table:table-cell table:formula="of:=INT([.$E$3]/(([.D89]+[.$J$2]) / [.$H$3]))" office:value-type="float" office:value="154" calcext:value-type="float">
            <text:p>154</text:p>
          </table:table-cell>
          <table:table-cell table:formula="of:=ABS([.E89]-[.E88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89]+[.$E$1]" office:value-type="float" office:value="2688" calcext:value-type="float">
            <text:p>2688</text:p>
          </table:table-cell>
          <table:table-cell table:formula="of:=INT([.$E$3]/(([.D90]+[.$J$2]) / [.$H$3]))" office:value-type="float" office:value="153" calcext:value-type="float">
            <text:p>153</text:p>
          </table:table-cell>
          <table:table-cell table:formula="of:=ABS([.E90]-[.E89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0]+[.$E$1]" office:value-type="float" office:value="2720" calcext:value-type="float">
            <text:p>2720</text:p>
          </table:table-cell>
          <table:table-cell table:formula="of:=INT([.$E$3]/(([.D91]+[.$J$2]) / [.$H$3]))" office:value-type="float" office:value="153" calcext:value-type="float">
            <text:p>153</text:p>
          </table:table-cell>
          <table:table-cell table:formula="of:=ABS([.E91]-[.E90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1]+[.$E$1]" office:value-type="float" office:value="2752" calcext:value-type="float">
            <text:p>2752</text:p>
          </table:table-cell>
          <table:table-cell table:formula="of:=INT([.$E$3]/(([.D92]+[.$J$2]) / [.$H$3]))" office:value-type="float" office:value="152" calcext:value-type="float">
            <text:p>152</text:p>
          </table:table-cell>
          <table:table-cell table:formula="of:=ABS([.E92]-[.E9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2]+[.$E$1]" office:value-type="float" office:value="2784" calcext:value-type="float">
            <text:p>2784</text:p>
          </table:table-cell>
          <table:table-cell table:formula="of:=INT([.$E$3]/(([.D93]+[.$J$2]) / [.$H$3]))" office:value-type="float" office:value="151" calcext:value-type="float">
            <text:p>151</text:p>
          </table:table-cell>
          <table:table-cell table:formula="of:=ABS([.E93]-[.E92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3]+[.$E$1]" office:value-type="float" office:value="2816" calcext:value-type="float">
            <text:p>2816</text:p>
          </table:table-cell>
          <table:table-cell table:formula="of:=INT([.$E$3]/(([.D94]+[.$J$2]) / [.$H$3]))" office:value-type="float" office:value="151" calcext:value-type="float">
            <text:p>151</text:p>
          </table:table-cell>
          <table:table-cell table:formula="of:=ABS([.E94]-[.E93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4]+[.$E$1]" office:value-type="float" office:value="2848" calcext:value-type="float">
            <text:p>2848</text:p>
          </table:table-cell>
          <table:table-cell table:formula="of:=INT([.$E$3]/(([.D95]+[.$J$2]) / [.$H$3]))" office:value-type="float" office:value="150" calcext:value-type="float">
            <text:p>150</text:p>
          </table:table-cell>
          <table:table-cell table:formula="of:=ABS([.E95]-[.E9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5]+[.$E$1]" office:value-type="float" office:value="2880" calcext:value-type="float">
            <text:p>2880</text:p>
          </table:table-cell>
          <table:table-cell table:formula="of:=INT([.$E$3]/(([.D96]+[.$J$2]) / [.$H$3]))" office:value-type="float" office:value="149" calcext:value-type="float">
            <text:p>149</text:p>
          </table:table-cell>
          <table:table-cell table:formula="of:=ABS([.E96]-[.E95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6]+[.$E$1]" office:value-type="float" office:value="2912" calcext:value-type="float">
            <text:p>2912</text:p>
          </table:table-cell>
          <table:table-cell table:formula="of:=INT([.$E$3]/(([.D97]+[.$J$2]) / [.$H$3]))" office:value-type="float" office:value="149" calcext:value-type="float">
            <text:p>149</text:p>
          </table:table-cell>
          <table:table-cell table:formula="of:=ABS([.E97]-[.E96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7]+[.$E$1]" office:value-type="float" office:value="2944" calcext:value-type="float">
            <text:p>2944</text:p>
          </table:table-cell>
          <table:table-cell table:formula="of:=INT([.$E$3]/(([.D98]+[.$J$2]) / [.$H$3]))" office:value-type="float" office:value="148" calcext:value-type="float">
            <text:p>148</text:p>
          </table:table-cell>
          <table:table-cell table:formula="of:=ABS([.E98]-[.E9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8]+[.$E$1]" office:value-type="float" office:value="2976" calcext:value-type="float">
            <text:p>2976</text:p>
          </table:table-cell>
          <table:table-cell table:formula="of:=INT([.$E$3]/(([.D99]+[.$J$2]) / [.$H$3]))" office:value-type="float" office:value="147" calcext:value-type="float">
            <text:p>147</text:p>
          </table:table-cell>
          <table:table-cell table:formula="of:=ABS([.E99]-[.E98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99]+[.$E$1]" office:value-type="float" office:value="3008" calcext:value-type="float">
            <text:p>3008</text:p>
          </table:table-cell>
          <table:table-cell table:formula="of:=INT([.$E$3]/(([.D100]+[.$J$2]) / [.$H$3]))" office:value-type="float" office:value="147" calcext:value-type="float">
            <text:p>147</text:p>
          </table:table-cell>
          <table:table-cell table:formula="of:=ABS([.E100]-[.E99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0]+[.$E$1]" office:value-type="float" office:value="3040" calcext:value-type="float">
            <text:p>3040</text:p>
          </table:table-cell>
          <table:table-cell table:formula="of:=INT([.$E$3]/(([.D101]+[.$J$2]) / [.$H$3]))" office:value-type="float" office:value="146" calcext:value-type="float">
            <text:p>146</text:p>
          </table:table-cell>
          <table:table-cell table:formula="of:=ABS([.E101]-[.E100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1]+[.$E$1]" office:value-type="float" office:value="3072" calcext:value-type="float">
            <text:p>3072</text:p>
          </table:table-cell>
          <table:table-cell table:formula="of:=INT([.$E$3]/(([.D102]+[.$J$2]) / [.$H$3]))" office:value-type="float" office:value="145" calcext:value-type="float">
            <text:p>145</text:p>
          </table:table-cell>
          <table:table-cell table:formula="of:=ABS([.E102]-[.E10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2]+[.$E$1]" office:value-type="float" office:value="3104" calcext:value-type="float">
            <text:p>3104</text:p>
          </table:table-cell>
          <table:table-cell table:formula="of:=INT([.$E$3]/(([.D103]+[.$J$2]) / [.$H$3]))" office:value-type="float" office:value="145" calcext:value-type="float">
            <text:p>145</text:p>
          </table:table-cell>
          <table:table-cell table:formula="of:=ABS([.E103]-[.E102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3]+[.$E$1]" office:value-type="float" office:value="3136" calcext:value-type="float">
            <text:p>3136</text:p>
          </table:table-cell>
          <table:table-cell table:formula="of:=INT([.$E$3]/(([.D104]+[.$J$2]) / [.$H$3]))" office:value-type="float" office:value="144" calcext:value-type="float">
            <text:p>144</text:p>
          </table:table-cell>
          <table:table-cell table:formula="of:=ABS([.E104]-[.E103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4]+[.$E$1]" office:value-type="float" office:value="3168" calcext:value-type="float">
            <text:p>3168</text:p>
          </table:table-cell>
          <table:table-cell table:formula="of:=INT([.$E$3]/(([.D105]+[.$J$2]) / [.$H$3]))" office:value-type="float" office:value="143" calcext:value-type="float">
            <text:p>143</text:p>
          </table:table-cell>
          <table:table-cell table:formula="of:=ABS([.E105]-[.E10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5]+[.$E$1]" office:value-type="float" office:value="3200" calcext:value-type="float">
            <text:p>3200</text:p>
          </table:table-cell>
          <table:table-cell table:formula="of:=INT([.$E$3]/(([.D106]+[.$J$2]) / [.$H$3]))" office:value-type="float" office:value="143" calcext:value-type="float">
            <text:p>143</text:p>
          </table:table-cell>
          <table:table-cell table:formula="of:=ABS([.E106]-[.E105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6]+[.$E$1]" office:value-type="float" office:value="3232" calcext:value-type="float">
            <text:p>3232</text:p>
          </table:table-cell>
          <table:table-cell table:formula="of:=INT([.$E$3]/(([.D107]+[.$J$2]) / [.$H$3]))" office:value-type="float" office:value="142" calcext:value-type="float">
            <text:p>142</text:p>
          </table:table-cell>
          <table:table-cell table:formula="of:=ABS([.E107]-[.E106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7]+[.$E$1]" office:value-type="float" office:value="3264" calcext:value-type="float">
            <text:p>3264</text:p>
          </table:table-cell>
          <table:table-cell table:formula="of:=INT([.$E$3]/(([.D108]+[.$J$2]) / [.$H$3]))" office:value-type="float" office:value="141" calcext:value-type="float">
            <text:p>141</text:p>
          </table:table-cell>
          <table:table-cell table:formula="of:=ABS([.E108]-[.E10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8]+[.$E$1]" office:value-type="float" office:value="3296" calcext:value-type="float">
            <text:p>3296</text:p>
          </table:table-cell>
          <table:table-cell table:formula="of:=INT([.$E$3]/(([.D109]+[.$J$2]) / [.$H$3]))" office:value-type="float" office:value="141" calcext:value-type="float">
            <text:p>141</text:p>
          </table:table-cell>
          <table:table-cell table:formula="of:=ABS([.E109]-[.E108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09]+[.$E$1]" office:value-type="float" office:value="3328" calcext:value-type="float">
            <text:p>3328</text:p>
          </table:table-cell>
          <table:table-cell table:formula="of:=INT([.$E$3]/(([.D110]+[.$J$2]) / [.$H$3]))" office:value-type="float" office:value="140" calcext:value-type="float">
            <text:p>140</text:p>
          </table:table-cell>
          <table:table-cell table:formula="of:=ABS([.E110]-[.E109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0]+[.$E$1]" office:value-type="float" office:value="3360" calcext:value-type="float">
            <text:p>3360</text:p>
          </table:table-cell>
          <table:table-cell table:formula="of:=INT([.$E$3]/(([.D111]+[.$J$2]) / [.$H$3]))" office:value-type="float" office:value="140" calcext:value-type="float">
            <text:p>140</text:p>
          </table:table-cell>
          <table:table-cell table:formula="of:=ABS([.E111]-[.E110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1]+[.$E$1]" office:value-type="float" office:value="3392" calcext:value-type="float">
            <text:p>3392</text:p>
          </table:table-cell>
          <table:table-cell table:formula="of:=INT([.$E$3]/(([.D112]+[.$J$2]) / [.$H$3]))" office:value-type="float" office:value="139" calcext:value-type="float">
            <text:p>139</text:p>
          </table:table-cell>
          <table:table-cell table:formula="of:=ABS([.E112]-[.E11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2]+[.$E$1]" office:value-type="float" office:value="3424" calcext:value-type="float">
            <text:p>3424</text:p>
          </table:table-cell>
          <table:table-cell table:formula="of:=INT([.$E$3]/(([.D113]+[.$J$2]) / [.$H$3]))" office:value-type="float" office:value="138" calcext:value-type="float">
            <text:p>138</text:p>
          </table:table-cell>
          <table:table-cell table:formula="of:=ABS([.E113]-[.E112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3]+[.$E$1]" office:value-type="float" office:value="3456" calcext:value-type="float">
            <text:p>3456</text:p>
          </table:table-cell>
          <table:table-cell table:formula="of:=INT([.$E$3]/(([.D114]+[.$J$2]) / [.$H$3]))" office:value-type="float" office:value="138" calcext:value-type="float">
            <text:p>138</text:p>
          </table:table-cell>
          <table:table-cell table:formula="of:=ABS([.E114]-[.E113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4]+[.$E$1]" office:value-type="float" office:value="3488" calcext:value-type="float">
            <text:p>3488</text:p>
          </table:table-cell>
          <table:table-cell table:formula="of:=INT([.$E$3]/(([.D115]+[.$J$2]) / [.$H$3]))" office:value-type="float" office:value="137" calcext:value-type="float">
            <text:p>137</text:p>
          </table:table-cell>
          <table:table-cell table:formula="of:=ABS([.E115]-[.E11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5]+[.$E$1]" office:value-type="float" office:value="3520" calcext:value-type="float">
            <text:p>3520</text:p>
          </table:table-cell>
          <table:table-cell table:formula="of:=INT([.$E$3]/(([.D116]+[.$J$2]) / [.$H$3]))" office:value-type="float" office:value="137" calcext:value-type="float">
            <text:p>137</text:p>
          </table:table-cell>
          <table:table-cell table:formula="of:=ABS([.E116]-[.E115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6]+[.$E$1]" office:value-type="float" office:value="3552" calcext:value-type="float">
            <text:p>3552</text:p>
          </table:table-cell>
          <table:table-cell table:formula="of:=INT([.$E$3]/(([.D117]+[.$J$2]) / [.$H$3]))" office:value-type="float" office:value="136" calcext:value-type="float">
            <text:p>136</text:p>
          </table:table-cell>
          <table:table-cell table:formula="of:=ABS([.E117]-[.E116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7]+[.$E$1]" office:value-type="float" office:value="3584" calcext:value-type="float">
            <text:p>3584</text:p>
          </table:table-cell>
          <table:table-cell table:formula="of:=INT([.$E$3]/(([.D118]+[.$J$2]) / [.$H$3]))" office:value-type="float" office:value="136" calcext:value-type="float">
            <text:p>136</text:p>
          </table:table-cell>
          <table:table-cell table:formula="of:=ABS([.E118]-[.E117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8]+[.$E$1]" office:value-type="float" office:value="3616" calcext:value-type="float">
            <text:p>3616</text:p>
          </table:table-cell>
          <table:table-cell table:formula="of:=INT([.$E$3]/(([.D119]+[.$J$2]) / [.$H$3]))" office:value-type="float" office:value="135" calcext:value-type="float">
            <text:p>135</text:p>
          </table:table-cell>
          <table:table-cell table:formula="of:=ABS([.E119]-[.E118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19]+[.$E$1]" office:value-type="float" office:value="3648" calcext:value-type="float">
            <text:p>3648</text:p>
          </table:table-cell>
          <table:table-cell table:formula="of:=INT([.$E$3]/(([.D120]+[.$J$2]) / [.$H$3]))" office:value-type="float" office:value="134" calcext:value-type="float">
            <text:p>134</text:p>
          </table:table-cell>
          <table:table-cell table:formula="of:=ABS([.E120]-[.E119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0]+[.$E$1]" office:value-type="float" office:value="3680" calcext:value-type="float">
            <text:p>3680</text:p>
          </table:table-cell>
          <table:table-cell table:formula="of:=INT([.$E$3]/(([.D121]+[.$J$2]) / [.$H$3]))" office:value-type="float" office:value="134" calcext:value-type="float">
            <text:p>134</text:p>
          </table:table-cell>
          <table:table-cell table:formula="of:=ABS([.E121]-[.E120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1]+[.$E$1]" office:value-type="float" office:value="3712" calcext:value-type="float">
            <text:p>3712</text:p>
          </table:table-cell>
          <table:table-cell table:formula="of:=INT([.$E$3]/(([.D122]+[.$J$2]) / [.$H$3]))" office:value-type="float" office:value="133" calcext:value-type="float">
            <text:p>133</text:p>
          </table:table-cell>
          <table:table-cell table:formula="of:=ABS([.E122]-[.E12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2]+[.$E$1]" office:value-type="float" office:value="3744" calcext:value-type="float">
            <text:p>3744</text:p>
          </table:table-cell>
          <table:table-cell table:formula="of:=INT([.$E$3]/(([.D123]+[.$J$2]) / [.$H$3]))" office:value-type="float" office:value="133" calcext:value-type="float">
            <text:p>133</text:p>
          </table:table-cell>
          <table:table-cell table:formula="of:=ABS([.E123]-[.E122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3]+[.$E$1]" office:value-type="float" office:value="3776" calcext:value-type="float">
            <text:p>3776</text:p>
          </table:table-cell>
          <table:table-cell table:formula="of:=INT([.$E$3]/(([.D124]+[.$J$2]) / [.$H$3]))" office:value-type="float" office:value="132" calcext:value-type="float">
            <text:p>132</text:p>
          </table:table-cell>
          <table:table-cell table:formula="of:=ABS([.E124]-[.E123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4]+[.$E$1]" office:value-type="float" office:value="3808" calcext:value-type="float">
            <text:p>3808</text:p>
          </table:table-cell>
          <table:table-cell table:formula="of:=INT([.$E$3]/(([.D125]+[.$J$2]) / [.$H$3]))" office:value-type="float" office:value="132" calcext:value-type="float">
            <text:p>132</text:p>
          </table:table-cell>
          <table:table-cell table:formula="of:=ABS([.E125]-[.E124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5]+[.$E$1]" office:value-type="float" office:value="3840" calcext:value-type="float">
            <text:p>3840</text:p>
          </table:table-cell>
          <table:table-cell table:formula="of:=INT([.$E$3]/(([.D126]+[.$J$2]) / [.$H$3]))" office:value-type="float" office:value="131" calcext:value-type="float">
            <text:p>131</text:p>
          </table:table-cell>
          <table:table-cell table:formula="of:=ABS([.E126]-[.E125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6]+[.$E$1]" office:value-type="float" office:value="3872" calcext:value-type="float">
            <text:p>3872</text:p>
          </table:table-cell>
          <table:table-cell table:formula="of:=INT([.$E$3]/(([.D127]+[.$J$2]) / [.$H$3]))" office:value-type="float" office:value="131" calcext:value-type="float">
            <text:p>131</text:p>
          </table:table-cell>
          <table:table-cell table:formula="of:=ABS([.E127]-[.E126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7]+[.$E$1]" office:value-type="float" office:value="3904" calcext:value-type="float">
            <text:p>3904</text:p>
          </table:table-cell>
          <table:table-cell table:formula="of:=INT([.$E$3]/(([.D128]+[.$J$2]) / [.$H$3]))" office:value-type="float" office:value="130" calcext:value-type="float">
            <text:p>130</text:p>
          </table:table-cell>
          <table:table-cell table:formula="of:=ABS([.E128]-[.E12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8]+[.$E$1]" office:value-type="float" office:value="3936" calcext:value-type="float">
            <text:p>3936</text:p>
          </table:table-cell>
          <table:table-cell table:formula="of:=INT([.$E$3]/(([.D129]+[.$J$2]) / [.$H$3]))" office:value-type="float" office:value="130" calcext:value-type="float">
            <text:p>130</text:p>
          </table:table-cell>
          <table:table-cell table:formula="of:=ABS([.E129]-[.E128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29]+[.$E$1]" office:value-type="float" office:value="3968" calcext:value-type="float">
            <text:p>3968</text:p>
          </table:table-cell>
          <table:table-cell table:formula="of:=INT([.$E$3]/(([.D130]+[.$J$2]) / [.$H$3]))" office:value-type="float" office:value="129" calcext:value-type="float">
            <text:p>129</text:p>
          </table:table-cell>
          <table:table-cell table:formula="of:=ABS([.E130]-[.E129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0]+[.$E$1]" office:value-type="float" office:value="4000" calcext:value-type="float">
            <text:p>4000</text:p>
          </table:table-cell>
          <table:table-cell table:formula="of:=INT([.$E$3]/(([.D131]+[.$J$2]) / [.$H$3]))" office:value-type="float" office:value="129" calcext:value-type="float">
            <text:p>129</text:p>
          </table:table-cell>
          <table:table-cell table:formula="of:=ABS([.E131]-[.E130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1]+[.$E$1]" office:value-type="float" office:value="4032" calcext:value-type="float">
            <text:p>4032</text:p>
          </table:table-cell>
          <table:table-cell table:formula="of:=INT([.$E$3]/(([.D132]+[.$J$2]) / [.$H$3]))" office:value-type="float" office:value="128" calcext:value-type="float">
            <text:p>128</text:p>
          </table:table-cell>
          <table:table-cell table:formula="of:=ABS([.E132]-[.E13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2]+[.$E$1]" office:value-type="float" office:value="4064" calcext:value-type="float">
            <text:p>4064</text:p>
          </table:table-cell>
          <table:table-cell table:formula="of:=INT([.$E$3]/(([.D133]+[.$J$2]) / [.$H$3]))" office:value-type="float" office:value="128" calcext:value-type="float">
            <text:p>128</text:p>
          </table:table-cell>
          <table:table-cell table:formula="of:=ABS([.E133]-[.E132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3]+[.$E$1]" office:value-type="float" office:value="4096" calcext:value-type="float">
            <text:p>4096</text:p>
          </table:table-cell>
          <table:table-cell table:formula="of:=INT([.$E$3]/(([.D134]+[.$J$2]) / [.$H$3]))" office:value-type="float" office:value="127" calcext:value-type="float">
            <text:p>127</text:p>
          </table:table-cell>
          <table:table-cell table:formula="of:=ABS([.E134]-[.E133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4]+[.$E$1]" office:value-type="float" office:value="4128" calcext:value-type="float">
            <text:p>4128</text:p>
          </table:table-cell>
          <table:table-cell table:formula="of:=INT([.$E$3]/(([.D135]+[.$J$2]) / [.$H$3]))" office:value-type="float" office:value="127" calcext:value-type="float">
            <text:p>127</text:p>
          </table:table-cell>
          <table:table-cell table:formula="of:=ABS([.E135]-[.E134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5]+[.$E$1]" office:value-type="float" office:value="4160" calcext:value-type="float">
            <text:p>4160</text:p>
          </table:table-cell>
          <table:table-cell table:formula="of:=INT([.$E$3]/(([.D136]+[.$J$2]) / [.$H$3]))" office:value-type="float" office:value="126" calcext:value-type="float">
            <text:p>126</text:p>
          </table:table-cell>
          <table:table-cell table:formula="of:=ABS([.E136]-[.E135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6]+[.$E$1]" office:value-type="float" office:value="4192" calcext:value-type="float">
            <text:p>4192</text:p>
          </table:table-cell>
          <table:table-cell table:formula="of:=INT([.$E$3]/(([.D137]+[.$J$2]) / [.$H$3]))" office:value-type="float" office:value="126" calcext:value-type="float">
            <text:p>126</text:p>
          </table:table-cell>
          <table:table-cell table:formula="of:=ABS([.E137]-[.E136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7]+[.$E$1]" office:value-type="float" office:value="4224" calcext:value-type="float">
            <text:p>4224</text:p>
          </table:table-cell>
          <table:table-cell table:formula="of:=INT([.$E$3]/(([.D138]+[.$J$2]) / [.$H$3]))" office:value-type="float" office:value="125" calcext:value-type="float">
            <text:p>125</text:p>
          </table:table-cell>
          <table:table-cell table:formula="of:=ABS([.E138]-[.E13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8]+[.$E$1]" office:value-type="float" office:value="4256" calcext:value-type="float">
            <text:p>4256</text:p>
          </table:table-cell>
          <table:table-cell table:formula="of:=INT([.$E$3]/(([.D139]+[.$J$2]) / [.$H$3]))" office:value-type="float" office:value="125" calcext:value-type="float">
            <text:p>125</text:p>
          </table:table-cell>
          <table:table-cell table:formula="of:=ABS([.E139]-[.E138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39]+[.$E$1]" office:value-type="float" office:value="4288" calcext:value-type="float">
            <text:p>4288</text:p>
          </table:table-cell>
          <table:table-cell table:formula="of:=INT([.$E$3]/(([.D140]+[.$J$2]) / [.$H$3]))" office:value-type="float" office:value="124" calcext:value-type="float">
            <text:p>124</text:p>
          </table:table-cell>
          <table:table-cell table:formula="of:=ABS([.E140]-[.E139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0]+[.$E$1]" office:value-type="float" office:value="4320" calcext:value-type="float">
            <text:p>4320</text:p>
          </table:table-cell>
          <table:table-cell table:formula="of:=INT([.$E$3]/(([.D141]+[.$J$2]) / [.$H$3]))" office:value-type="float" office:value="124" calcext:value-type="float">
            <text:p>124</text:p>
          </table:table-cell>
          <table:table-cell table:formula="of:=ABS([.E141]-[.E140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1]+[.$E$1]" office:value-type="float" office:value="4352" calcext:value-type="float">
            <text:p>4352</text:p>
          </table:table-cell>
          <table:table-cell table:formula="of:=INT([.$E$3]/(([.D142]+[.$J$2]) / [.$H$3]))" office:value-type="float" office:value="123" calcext:value-type="float">
            <text:p>123</text:p>
          </table:table-cell>
          <table:table-cell table:formula="of:=ABS([.E142]-[.E14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2]+[.$E$1]" office:value-type="float" office:value="4384" calcext:value-type="float">
            <text:p>4384</text:p>
          </table:table-cell>
          <table:table-cell table:formula="of:=INT([.$E$3]/(([.D143]+[.$J$2]) / [.$H$3]))" office:value-type="float" office:value="123" calcext:value-type="float">
            <text:p>123</text:p>
          </table:table-cell>
          <table:table-cell table:formula="of:=ABS([.E143]-[.E142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3]+[.$E$1]" office:value-type="float" office:value="4416" calcext:value-type="float">
            <text:p>4416</text:p>
          </table:table-cell>
          <table:table-cell table:formula="of:=INT([.$E$3]/(([.D144]+[.$J$2]) / [.$H$3]))" office:value-type="float" office:value="122" calcext:value-type="float">
            <text:p>122</text:p>
          </table:table-cell>
          <table:table-cell table:formula="of:=ABS([.E144]-[.E143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4]+[.$E$1]" office:value-type="float" office:value="4448" calcext:value-type="float">
            <text:p>4448</text:p>
          </table:table-cell>
          <table:table-cell table:formula="of:=INT([.$E$3]/(([.D145]+[.$J$2]) / [.$H$3]))" office:value-type="float" office:value="122" calcext:value-type="float">
            <text:p>122</text:p>
          </table:table-cell>
          <table:table-cell table:formula="of:=ABS([.E145]-[.E144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5]+[.$E$1]" office:value-type="float" office:value="4480" calcext:value-type="float">
            <text:p>4480</text:p>
          </table:table-cell>
          <table:table-cell table:formula="of:=INT([.$E$3]/(([.D146]+[.$J$2]) / [.$H$3]))" office:value-type="float" office:value="121" calcext:value-type="float">
            <text:p>121</text:p>
          </table:table-cell>
          <table:table-cell table:formula="of:=ABS([.E146]-[.E145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6]+[.$E$1]" office:value-type="float" office:value="4512" calcext:value-type="float">
            <text:p>4512</text:p>
          </table:table-cell>
          <table:table-cell table:formula="of:=INT([.$E$3]/(([.D147]+[.$J$2]) / [.$H$3]))" office:value-type="float" office:value="121" calcext:value-type="float">
            <text:p>121</text:p>
          </table:table-cell>
          <table:table-cell table:formula="of:=ABS([.E147]-[.E146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7]+[.$E$1]" office:value-type="float" office:value="4544" calcext:value-type="float">
            <text:p>4544</text:p>
          </table:table-cell>
          <table:table-cell table:formula="of:=INT([.$E$3]/(([.D148]+[.$J$2]) / [.$H$3]))" office:value-type="float" office:value="120" calcext:value-type="float">
            <text:p>120</text:p>
          </table:table-cell>
          <table:table-cell table:formula="of:=ABS([.E148]-[.E14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8]+[.$E$1]" office:value-type="float" office:value="4576" calcext:value-type="float">
            <text:p>4576</text:p>
          </table:table-cell>
          <table:table-cell table:formula="of:=INT([.$E$3]/(([.D149]+[.$J$2]) / [.$H$3]))" office:value-type="float" office:value="120" calcext:value-type="float">
            <text:p>120</text:p>
          </table:table-cell>
          <table:table-cell table:formula="of:=ABS([.E149]-[.E148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9]+[.$E$1]" office:value-type="float" office:value="4608" calcext:value-type="float">
            <text:p>4608</text:p>
          </table:table-cell>
          <table:table-cell table:formula="of:=INT([.$E$3]/(([.D150]+[.$J$2]) / [.$H$3]))" office:value-type="float" office:value="120" calcext:value-type="float">
            <text:p>120</text:p>
          </table:table-cell>
          <table:table-cell table:formula="of:=ABS([.E150]-[.E149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0]+[.$E$1]" office:value-type="float" office:value="4640" calcext:value-type="float">
            <text:p>4640</text:p>
          </table:table-cell>
          <table:table-cell table:formula="of:=INT([.$E$3]/(([.D151]+[.$J$2]) / [.$H$3]))" office:value-type="float" office:value="119" calcext:value-type="float">
            <text:p>119</text:p>
          </table:table-cell>
          <table:table-cell table:formula="of:=ABS([.E151]-[.E150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1]+[.$E$1]" office:value-type="float" office:value="4672" calcext:value-type="float">
            <text:p>4672</text:p>
          </table:table-cell>
          <table:table-cell table:formula="of:=INT([.$E$3]/(([.D152]+[.$J$2]) / [.$H$3]))" office:value-type="float" office:value="119" calcext:value-type="float">
            <text:p>119</text:p>
          </table:table-cell>
          <table:table-cell table:formula="of:=ABS([.E152]-[.E151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2]+[.$E$1]" office:value-type="float" office:value="4704" calcext:value-type="float">
            <text:p>4704</text:p>
          </table:table-cell>
          <table:table-cell table:formula="of:=INT([.$E$3]/(([.D153]+[.$J$2]) / [.$H$3]))" office:value-type="float" office:value="118" calcext:value-type="float">
            <text:p>118</text:p>
          </table:table-cell>
          <table:table-cell table:formula="of:=ABS([.E153]-[.E152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3]+[.$E$1]" office:value-type="float" office:value="4736" calcext:value-type="float">
            <text:p>4736</text:p>
          </table:table-cell>
          <table:table-cell table:formula="of:=INT([.$E$3]/(([.D154]+[.$J$2]) / [.$H$3]))" office:value-type="float" office:value="118" calcext:value-type="float">
            <text:p>118</text:p>
          </table:table-cell>
          <table:table-cell table:formula="of:=ABS([.E154]-[.E153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4]+[.$E$1]" office:value-type="float" office:value="4768" calcext:value-type="float">
            <text:p>4768</text:p>
          </table:table-cell>
          <table:table-cell table:formula="of:=INT([.$E$3]/(([.D155]+[.$J$2]) / [.$H$3]))" office:value-type="float" office:value="117" calcext:value-type="float">
            <text:p>117</text:p>
          </table:table-cell>
          <table:table-cell table:formula="of:=ABS([.E155]-[.E15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5]+[.$E$1]" office:value-type="float" office:value="4800" calcext:value-type="float">
            <text:p>4800</text:p>
          </table:table-cell>
          <table:table-cell table:formula="of:=INT([.$E$3]/(([.D156]+[.$J$2]) / [.$H$3]))" office:value-type="float" office:value="117" calcext:value-type="float">
            <text:p>117</text:p>
          </table:table-cell>
          <table:table-cell table:formula="of:=ABS([.E156]-[.E155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6]+[.$E$1]" office:value-type="float" office:value="4832" calcext:value-type="float">
            <text:p>4832</text:p>
          </table:table-cell>
          <table:table-cell table:formula="of:=INT([.$E$3]/(([.D157]+[.$J$2]) / [.$H$3]))" office:value-type="float" office:value="116" calcext:value-type="float">
            <text:p>116</text:p>
          </table:table-cell>
          <table:table-cell table:formula="of:=ABS([.E157]-[.E156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7]+[.$E$1]" office:value-type="float" office:value="4864" calcext:value-type="float">
            <text:p>4864</text:p>
          </table:table-cell>
          <table:table-cell table:formula="of:=INT([.$E$3]/(([.D158]+[.$J$2]) / [.$H$3]))" office:value-type="float" office:value="116" calcext:value-type="float">
            <text:p>116</text:p>
          </table:table-cell>
          <table:table-cell table:formula="of:=ABS([.E158]-[.E157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8]+[.$E$1]" office:value-type="float" office:value="4896" calcext:value-type="float">
            <text:p>4896</text:p>
          </table:table-cell>
          <table:table-cell table:formula="of:=INT([.$E$3]/(([.D159]+[.$J$2]) / [.$H$3]))" office:value-type="float" office:value="116" calcext:value-type="float">
            <text:p>116</text:p>
          </table:table-cell>
          <table:table-cell table:formula="of:=ABS([.E159]-[.E158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59]+[.$E$1]" office:value-type="float" office:value="4928" calcext:value-type="float">
            <text:p>4928</text:p>
          </table:table-cell>
          <table:table-cell table:formula="of:=INT([.$E$3]/(([.D160]+[.$J$2]) / [.$H$3]))" office:value-type="float" office:value="115" calcext:value-type="float">
            <text:p>115</text:p>
          </table:table-cell>
          <table:table-cell table:formula="of:=ABS([.E160]-[.E159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0]+[.$E$1]" office:value-type="float" office:value="4960" calcext:value-type="float">
            <text:p>4960</text:p>
          </table:table-cell>
          <table:table-cell table:formula="of:=INT([.$E$3]/(([.D161]+[.$J$2]) / [.$H$3]))" office:value-type="float" office:value="115" calcext:value-type="float">
            <text:p>115</text:p>
          </table:table-cell>
          <table:table-cell table:formula="of:=ABS([.E161]-[.E160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1]+[.$E$1]" office:value-type="float" office:value="4992" calcext:value-type="float">
            <text:p>4992</text:p>
          </table:table-cell>
          <table:table-cell table:formula="of:=INT([.$E$3]/(([.D162]+[.$J$2]) / [.$H$3]))" office:value-type="float" office:value="114" calcext:value-type="float">
            <text:p>114</text:p>
          </table:table-cell>
          <table:table-cell table:formula="of:=ABS([.E162]-[.E16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2]+[.$E$1]" office:value-type="float" office:value="5024" calcext:value-type="float">
            <text:p>5024</text:p>
          </table:table-cell>
          <table:table-cell table:formula="of:=INT([.$E$3]/(([.D163]+[.$J$2]) / [.$H$3]))" office:value-type="float" office:value="114" calcext:value-type="float">
            <text:p>114</text:p>
          </table:table-cell>
          <table:table-cell table:formula="of:=ABS([.E163]-[.E162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3]+[.$E$1]" office:value-type="float" office:value="5056" calcext:value-type="float">
            <text:p>5056</text:p>
          </table:table-cell>
          <table:table-cell table:formula="of:=INT([.$E$3]/(([.D164]+[.$J$2]) / [.$H$3]))" office:value-type="float" office:value="114" calcext:value-type="float">
            <text:p>114</text:p>
          </table:table-cell>
          <table:table-cell table:formula="of:=ABS([.E164]-[.E163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4]+[.$E$1]" office:value-type="float" office:value="5088" calcext:value-type="float">
            <text:p>5088</text:p>
          </table:table-cell>
          <table:table-cell table:formula="of:=INT([.$E$3]/(([.D165]+[.$J$2]) / [.$H$3]))" office:value-type="float" office:value="113" calcext:value-type="float">
            <text:p>113</text:p>
          </table:table-cell>
          <table:table-cell table:formula="of:=ABS([.E165]-[.E16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5]+[.$E$1]" office:value-type="float" office:value="5120" calcext:value-type="float">
            <text:p>5120</text:p>
          </table:table-cell>
          <table:table-cell table:formula="of:=INT([.$E$3]/(([.D166]+[.$J$2]) / [.$H$3]))" office:value-type="float" office:value="113" calcext:value-type="float">
            <text:p>113</text:p>
          </table:table-cell>
          <table:table-cell table:formula="of:=ABS([.E166]-[.E165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6]+[.$E$1]" office:value-type="float" office:value="5152" calcext:value-type="float">
            <text:p>5152</text:p>
          </table:table-cell>
          <table:table-cell table:formula="of:=INT([.$E$3]/(([.D167]+[.$J$2]) / [.$H$3]))" office:value-type="float" office:value="112" calcext:value-type="float">
            <text:p>112</text:p>
          </table:table-cell>
          <table:table-cell table:formula="of:=ABS([.E167]-[.E166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7]+[.$E$1]" office:value-type="float" office:value="5184" calcext:value-type="float">
            <text:p>5184</text:p>
          </table:table-cell>
          <table:table-cell table:formula="of:=INT([.$E$3]/(([.D168]+[.$J$2]) / [.$H$3]))" office:value-type="float" office:value="112" calcext:value-type="float">
            <text:p>112</text:p>
          </table:table-cell>
          <table:table-cell table:formula="of:=ABS([.E168]-[.E167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8]+[.$E$1]" office:value-type="float" office:value="5216" calcext:value-type="float">
            <text:p>5216</text:p>
          </table:table-cell>
          <table:table-cell table:formula="of:=INT([.$E$3]/(([.D169]+[.$J$2]) / [.$H$3]))" office:value-type="float" office:value="112" calcext:value-type="float">
            <text:p>112</text:p>
          </table:table-cell>
          <table:table-cell table:formula="of:=ABS([.E169]-[.E168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69]+[.$E$1]" office:value-type="float" office:value="5248" calcext:value-type="float">
            <text:p>5248</text:p>
          </table:table-cell>
          <table:table-cell table:formula="of:=INT([.$E$3]/(([.D170]+[.$J$2]) / [.$H$3]))" office:value-type="float" office:value="111" calcext:value-type="float">
            <text:p>111</text:p>
          </table:table-cell>
          <table:table-cell table:formula="of:=ABS([.E170]-[.E169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0]+[.$E$1]" office:value-type="float" office:value="5280" calcext:value-type="float">
            <text:p>5280</text:p>
          </table:table-cell>
          <table:table-cell table:formula="of:=INT([.$E$3]/(([.D171]+[.$J$2]) / [.$H$3]))" office:value-type="float" office:value="111" calcext:value-type="float">
            <text:p>111</text:p>
          </table:table-cell>
          <table:table-cell table:formula="of:=ABS([.E171]-[.E170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1]+[.$E$1]" office:value-type="float" office:value="5312" calcext:value-type="float">
            <text:p>5312</text:p>
          </table:table-cell>
          <table:table-cell table:formula="of:=INT([.$E$3]/(([.D172]+[.$J$2]) / [.$H$3]))" office:value-type="float" office:value="111" calcext:value-type="float">
            <text:p>111</text:p>
          </table:table-cell>
          <table:table-cell table:formula="of:=ABS([.E172]-[.E171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2]+[.$E$1]" office:value-type="float" office:value="5344" calcext:value-type="float">
            <text:p>5344</text:p>
          </table:table-cell>
          <table:table-cell table:formula="of:=INT([.$E$3]/(([.D173]+[.$J$2]) / [.$H$3]))" office:value-type="float" office:value="110" calcext:value-type="float">
            <text:p>110</text:p>
          </table:table-cell>
          <table:table-cell table:formula="of:=ABS([.E173]-[.E172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3]+[.$E$1]" office:value-type="float" office:value="5376" calcext:value-type="float">
            <text:p>5376</text:p>
          </table:table-cell>
          <table:table-cell table:formula="of:=INT([.$E$3]/(([.D174]+[.$J$2]) / [.$H$3]))" office:value-type="float" office:value="110" calcext:value-type="float">
            <text:p>110</text:p>
          </table:table-cell>
          <table:table-cell table:formula="of:=ABS([.E174]-[.E173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4]+[.$E$1]" office:value-type="float" office:value="5408" calcext:value-type="float">
            <text:p>5408</text:p>
          </table:table-cell>
          <table:table-cell table:formula="of:=INT([.$E$3]/(([.D175]+[.$J$2]) / [.$H$3]))" office:value-type="float" office:value="109" calcext:value-type="float">
            <text:p>109</text:p>
          </table:table-cell>
          <table:table-cell table:formula="of:=ABS([.E175]-[.E17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5]+[.$E$1]" office:value-type="float" office:value="5440" calcext:value-type="float">
            <text:p>5440</text:p>
          </table:table-cell>
          <table:table-cell table:formula="of:=INT([.$E$3]/(([.D176]+[.$J$2]) / [.$H$3]))" office:value-type="float" office:value="109" calcext:value-type="float">
            <text:p>109</text:p>
          </table:table-cell>
          <table:table-cell table:formula="of:=ABS([.E176]-[.E175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6]+[.$E$1]" office:value-type="float" office:value="5472" calcext:value-type="float">
            <text:p>5472</text:p>
          </table:table-cell>
          <table:table-cell table:formula="of:=INT([.$E$3]/(([.D177]+[.$J$2]) / [.$H$3]))" office:value-type="float" office:value="109" calcext:value-type="float">
            <text:p>109</text:p>
          </table:table-cell>
          <table:table-cell table:formula="of:=ABS([.E177]-[.E176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7]+[.$E$1]" office:value-type="float" office:value="5504" calcext:value-type="float">
            <text:p>5504</text:p>
          </table:table-cell>
          <table:table-cell table:formula="of:=INT([.$E$3]/(([.D178]+[.$J$2]) / [.$H$3]))" office:value-type="float" office:value="108" calcext:value-type="float">
            <text:p>108</text:p>
          </table:table-cell>
          <table:table-cell table:formula="of:=ABS([.E178]-[.E17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8]+[.$E$1]" office:value-type="float" office:value="5536" calcext:value-type="float">
            <text:p>5536</text:p>
          </table:table-cell>
          <table:table-cell table:formula="of:=INT([.$E$3]/(([.D179]+[.$J$2]) / [.$H$3]))" office:value-type="float" office:value="108" calcext:value-type="float">
            <text:p>108</text:p>
          </table:table-cell>
          <table:table-cell table:formula="of:=ABS([.E179]-[.E178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79]+[.$E$1]" office:value-type="float" office:value="5568" calcext:value-type="float">
            <text:p>5568</text:p>
          </table:table-cell>
          <table:table-cell table:formula="of:=INT([.$E$3]/(([.D180]+[.$J$2]) / [.$H$3]))" office:value-type="float" office:value="108" calcext:value-type="float">
            <text:p>108</text:p>
          </table:table-cell>
          <table:table-cell table:formula="of:=ABS([.E180]-[.E179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0]+[.$E$1]" office:value-type="float" office:value="5600" calcext:value-type="float">
            <text:p>5600</text:p>
          </table:table-cell>
          <table:table-cell table:formula="of:=INT([.$E$3]/(([.D181]+[.$J$2]) / [.$H$3]))" office:value-type="float" office:value="107" calcext:value-type="float">
            <text:p>107</text:p>
          </table:table-cell>
          <table:table-cell table:formula="of:=ABS([.E181]-[.E180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1]+[.$E$1]" office:value-type="float" office:value="5632" calcext:value-type="float">
            <text:p>5632</text:p>
          </table:table-cell>
          <table:table-cell table:formula="of:=INT([.$E$3]/(([.D182]+[.$J$2]) / [.$H$3]))" office:value-type="float" office:value="107" calcext:value-type="float">
            <text:p>107</text:p>
          </table:table-cell>
          <table:table-cell table:formula="of:=ABS([.E182]-[.E181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2]+[.$E$1]" office:value-type="float" office:value="5664" calcext:value-type="float">
            <text:p>5664</text:p>
          </table:table-cell>
          <table:table-cell table:formula="of:=INT([.$E$3]/(([.D183]+[.$J$2]) / [.$H$3]))" office:value-type="float" office:value="107" calcext:value-type="float">
            <text:p>107</text:p>
          </table:table-cell>
          <table:table-cell table:formula="of:=ABS([.E183]-[.E182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3]+[.$E$1]" office:value-type="float" office:value="5696" calcext:value-type="float">
            <text:p>5696</text:p>
          </table:table-cell>
          <table:table-cell table:formula="of:=INT([.$E$3]/(([.D184]+[.$J$2]) / [.$H$3]))" office:value-type="float" office:value="106" calcext:value-type="float">
            <text:p>106</text:p>
          </table:table-cell>
          <table:table-cell table:formula="of:=ABS([.E184]-[.E183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4]+[.$E$1]" office:value-type="float" office:value="5728" calcext:value-type="float">
            <text:p>5728</text:p>
          </table:table-cell>
          <table:table-cell table:formula="of:=INT([.$E$3]/(([.D185]+[.$J$2]) / [.$H$3]))" office:value-type="float" office:value="106" calcext:value-type="float">
            <text:p>106</text:p>
          </table:table-cell>
          <table:table-cell table:formula="of:=ABS([.E185]-[.E184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5]+[.$E$1]" office:value-type="float" office:value="5760" calcext:value-type="float">
            <text:p>5760</text:p>
          </table:table-cell>
          <table:table-cell table:formula="of:=INT([.$E$3]/(([.D186]+[.$J$2]) / [.$H$3]))" office:value-type="float" office:value="105" calcext:value-type="float">
            <text:p>105</text:p>
          </table:table-cell>
          <table:table-cell table:formula="of:=ABS([.E186]-[.E185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6]+[.$E$1]" office:value-type="float" office:value="5792" calcext:value-type="float">
            <text:p>5792</text:p>
          </table:table-cell>
          <table:table-cell table:formula="of:=INT([.$E$3]/(([.D187]+[.$J$2]) / [.$H$3]))" office:value-type="float" office:value="105" calcext:value-type="float">
            <text:p>105</text:p>
          </table:table-cell>
          <table:table-cell table:formula="of:=ABS([.E187]-[.E186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7]+[.$E$1]" office:value-type="float" office:value="5824" calcext:value-type="float">
            <text:p>5824</text:p>
          </table:table-cell>
          <table:table-cell table:formula="of:=INT([.$E$3]/(([.D188]+[.$J$2]) / [.$H$3]))" office:value-type="float" office:value="105" calcext:value-type="float">
            <text:p>105</text:p>
          </table:table-cell>
          <table:table-cell table:formula="of:=ABS([.E188]-[.E187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8]+[.$E$1]" office:value-type="float" office:value="5856" calcext:value-type="float">
            <text:p>5856</text:p>
          </table:table-cell>
          <table:table-cell table:formula="of:=INT([.$E$3]/(([.D189]+[.$J$2]) / [.$H$3]))" office:value-type="float" office:value="104" calcext:value-type="float">
            <text:p>104</text:p>
          </table:table-cell>
          <table:table-cell table:formula="of:=ABS([.E189]-[.E188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89]+[.$E$1]" office:value-type="float" office:value="5888" calcext:value-type="float">
            <text:p>5888</text:p>
          </table:table-cell>
          <table:table-cell table:formula="of:=INT([.$E$3]/(([.D190]+[.$J$2]) / [.$H$3]))" office:value-type="float" office:value="104" calcext:value-type="float">
            <text:p>104</text:p>
          </table:table-cell>
          <table:table-cell table:formula="of:=ABS([.E190]-[.E189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0]+[.$E$1]" office:value-type="float" office:value="5920" calcext:value-type="float">
            <text:p>5920</text:p>
          </table:table-cell>
          <table:table-cell table:formula="of:=INT([.$E$3]/(([.D191]+[.$J$2]) / [.$H$3]))" office:value-type="float" office:value="104" calcext:value-type="float">
            <text:p>104</text:p>
          </table:table-cell>
          <table:table-cell table:formula="of:=ABS([.E191]-[.E190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1]+[.$E$1]" office:value-type="float" office:value="5952" calcext:value-type="float">
            <text:p>5952</text:p>
          </table:table-cell>
          <table:table-cell table:formula="of:=INT([.$E$3]/(([.D192]+[.$J$2]) / [.$H$3]))" office:value-type="float" office:value="103" calcext:value-type="float">
            <text:p>103</text:p>
          </table:table-cell>
          <table:table-cell table:formula="of:=ABS([.E192]-[.E19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2]+[.$E$1]" office:value-type="float" office:value="5984" calcext:value-type="float">
            <text:p>5984</text:p>
          </table:table-cell>
          <table:table-cell table:formula="of:=INT([.$E$3]/(([.D193]+[.$J$2]) / [.$H$3]))" office:value-type="float" office:value="103" calcext:value-type="float">
            <text:p>103</text:p>
          </table:table-cell>
          <table:table-cell table:formula="of:=ABS([.E193]-[.E192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3]+[.$E$1]" office:value-type="float" office:value="6016" calcext:value-type="float">
            <text:p>6016</text:p>
          </table:table-cell>
          <table:table-cell table:formula="of:=INT([.$E$3]/(([.D194]+[.$J$2]) / [.$H$3]))" office:value-type="float" office:value="103" calcext:value-type="float">
            <text:p>103</text:p>
          </table:table-cell>
          <table:table-cell table:formula="of:=ABS([.E194]-[.E193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4]+[.$E$1]" office:value-type="float" office:value="6048" calcext:value-type="float">
            <text:p>6048</text:p>
          </table:table-cell>
          <table:table-cell table:formula="of:=INT([.$E$3]/(([.D195]+[.$J$2]) / [.$H$3]))" office:value-type="float" office:value="102" calcext:value-type="float">
            <text:p>102</text:p>
          </table:table-cell>
          <table:table-cell table:formula="of:=ABS([.E195]-[.E19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5]+[.$E$1]" office:value-type="float" office:value="6080" calcext:value-type="float">
            <text:p>6080</text:p>
          </table:table-cell>
          <table:table-cell table:formula="of:=INT([.$E$3]/(([.D196]+[.$J$2]) / [.$H$3]))" office:value-type="float" office:value="102" calcext:value-type="float">
            <text:p>102</text:p>
          </table:table-cell>
          <table:table-cell table:formula="of:=ABS([.E196]-[.E195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6]+[.$E$1]" office:value-type="float" office:value="6112" calcext:value-type="float">
            <text:p>6112</text:p>
          </table:table-cell>
          <table:table-cell table:formula="of:=INT([.$E$3]/(([.D197]+[.$J$2]) / [.$H$3]))" office:value-type="float" office:value="102" calcext:value-type="float">
            <text:p>102</text:p>
          </table:table-cell>
          <table:table-cell table:formula="of:=ABS([.E197]-[.E196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7]+[.$E$1]" office:value-type="float" office:value="6144" calcext:value-type="float">
            <text:p>6144</text:p>
          </table:table-cell>
          <table:table-cell table:formula="of:=INT([.$E$3]/(([.D198]+[.$J$2]) / [.$H$3]))" office:value-type="float" office:value="102" calcext:value-type="float">
            <text:p>102</text:p>
          </table:table-cell>
          <table:table-cell table:formula="of:=ABS([.E198]-[.E197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8]+[.$E$1]" office:value-type="float" office:value="6176" calcext:value-type="float">
            <text:p>6176</text:p>
          </table:table-cell>
          <table:table-cell table:formula="of:=INT([.$E$3]/(([.D199]+[.$J$2]) / [.$H$3]))" office:value-type="float" office:value="101" calcext:value-type="float">
            <text:p>101</text:p>
          </table:table-cell>
          <table:table-cell table:formula="of:=ABS([.E199]-[.E198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99]+[.$E$1]" office:value-type="float" office:value="6208" calcext:value-type="float">
            <text:p>6208</text:p>
          </table:table-cell>
          <table:table-cell table:formula="of:=INT([.$E$3]/(([.D200]+[.$J$2]) / [.$H$3]))" office:value-type="float" office:value="101" calcext:value-type="float">
            <text:p>101</text:p>
          </table:table-cell>
          <table:table-cell table:formula="of:=ABS([.E200]-[.E199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0]+[.$E$1]" office:value-type="float" office:value="6240" calcext:value-type="float">
            <text:p>6240</text:p>
          </table:table-cell>
          <table:table-cell table:formula="of:=INT([.$E$3]/(([.D201]+[.$J$2]) / [.$H$3]))" office:value-type="float" office:value="101" calcext:value-type="float">
            <text:p>101</text:p>
          </table:table-cell>
          <table:table-cell table:formula="of:=ABS([.E201]-[.E200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1]+[.$E$1]" office:value-type="float" office:value="6272" calcext:value-type="float">
            <text:p>6272</text:p>
          </table:table-cell>
          <table:table-cell table:formula="of:=INT([.$E$3]/(([.D202]+[.$J$2]) / [.$H$3]))" office:value-type="float" office:value="100" calcext:value-type="float">
            <text:p>100</text:p>
          </table:table-cell>
          <table:table-cell table:formula="of:=ABS([.E202]-[.E20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2]+[.$E$1]" office:value-type="float" office:value="6304" calcext:value-type="float">
            <text:p>6304</text:p>
          </table:table-cell>
          <table:table-cell table:formula="of:=INT([.$E$3]/(([.D203]+[.$J$2]) / [.$H$3]))" office:value-type="float" office:value="100" calcext:value-type="float">
            <text:p>100</text:p>
          </table:table-cell>
          <table:table-cell table:formula="of:=ABS([.E203]-[.E202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3]+[.$E$1]" office:value-type="float" office:value="6336" calcext:value-type="float">
            <text:p>6336</text:p>
          </table:table-cell>
          <table:table-cell table:formula="of:=INT([.$E$3]/(([.D204]+[.$J$2]) / [.$H$3]))" office:value-type="float" office:value="100" calcext:value-type="float">
            <text:p>100</text:p>
          </table:table-cell>
          <table:table-cell table:formula="of:=ABS([.E204]-[.E203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4]+[.$E$1]" office:value-type="float" office:value="6368" calcext:value-type="float">
            <text:p>6368</text:p>
          </table:table-cell>
          <table:table-cell table:formula="of:=INT([.$E$3]/(([.D205]+[.$J$2]) / [.$H$3]))" office:value-type="float" office:value="99" calcext:value-type="float">
            <text:p>99</text:p>
          </table:table-cell>
          <table:table-cell table:formula="of:=ABS([.E205]-[.E20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5]+[.$E$1]" office:value-type="float" office:value="6400" calcext:value-type="float">
            <text:p>6400</text:p>
          </table:table-cell>
          <table:table-cell table:formula="of:=INT([.$E$3]/(([.D206]+[.$J$2]) / [.$H$3]))" office:value-type="float" office:value="99" calcext:value-type="float">
            <text:p>99</text:p>
          </table:table-cell>
          <table:table-cell table:formula="of:=ABS([.E206]-[.E205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6]+[.$E$1]" office:value-type="float" office:value="6432" calcext:value-type="float">
            <text:p>6432</text:p>
          </table:table-cell>
          <table:table-cell table:formula="of:=INT([.$E$3]/(([.D207]+[.$J$2]) / [.$H$3]))" office:value-type="float" office:value="99" calcext:value-type="float">
            <text:p>99</text:p>
          </table:table-cell>
          <table:table-cell table:formula="of:=ABS([.E207]-[.E206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7]+[.$E$1]" office:value-type="float" office:value="6464" calcext:value-type="float">
            <text:p>6464</text:p>
          </table:table-cell>
          <table:table-cell table:formula="of:=INT([.$E$3]/(([.D208]+[.$J$2]) / [.$H$3]))" office:value-type="float" office:value="98" calcext:value-type="float">
            <text:p>98</text:p>
          </table:table-cell>
          <table:table-cell table:formula="of:=ABS([.E208]-[.E207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8]+[.$E$1]" office:value-type="float" office:value="6496" calcext:value-type="float">
            <text:p>6496</text:p>
          </table:table-cell>
          <table:table-cell table:formula="of:=INT([.$E$3]/(([.D209]+[.$J$2]) / [.$H$3]))" office:value-type="float" office:value="98" calcext:value-type="float">
            <text:p>98</text:p>
          </table:table-cell>
          <table:table-cell table:formula="of:=ABS([.E209]-[.E208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09]+[.$E$1]" office:value-type="float" office:value="6528" calcext:value-type="float">
            <text:p>6528</text:p>
          </table:table-cell>
          <table:table-cell table:formula="of:=INT([.$E$3]/(([.D210]+[.$J$2]) / [.$H$3]))" office:value-type="float" office:value="98" calcext:value-type="float">
            <text:p>98</text:p>
          </table:table-cell>
          <table:table-cell table:formula="of:=ABS([.E210]-[.E209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0]+[.$E$1]" office:value-type="float" office:value="6560" calcext:value-type="float">
            <text:p>6560</text:p>
          </table:table-cell>
          <table:table-cell table:formula="of:=INT([.$E$3]/(([.D211]+[.$J$2]) / [.$H$3]))" office:value-type="float" office:value="98" calcext:value-type="float">
            <text:p>98</text:p>
          </table:table-cell>
          <table:table-cell table:formula="of:=ABS([.E211]-[.E210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1]+[.$E$1]" office:value-type="float" office:value="6592" calcext:value-type="float">
            <text:p>6592</text:p>
          </table:table-cell>
          <table:table-cell table:formula="of:=INT([.$E$3]/(([.D212]+[.$J$2]) / [.$H$3]))" office:value-type="float" office:value="97" calcext:value-type="float">
            <text:p>97</text:p>
          </table:table-cell>
          <table:table-cell table:formula="of:=ABS([.E212]-[.E21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2]+[.$E$1]" office:value-type="float" office:value="6624" calcext:value-type="float">
            <text:p>6624</text:p>
          </table:table-cell>
          <table:table-cell table:formula="of:=INT([.$E$3]/(([.D213]+[.$J$2]) / [.$H$3]))" office:value-type="float" office:value="97" calcext:value-type="float">
            <text:p>97</text:p>
          </table:table-cell>
          <table:table-cell table:formula="of:=ABS([.E213]-[.E212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3]+[.$E$1]" office:value-type="float" office:value="6656" calcext:value-type="float">
            <text:p>6656</text:p>
          </table:table-cell>
          <table:table-cell table:formula="of:=INT([.$E$3]/(([.D214]+[.$J$2]) / [.$H$3]))" office:value-type="float" office:value="97" calcext:value-type="float">
            <text:p>97</text:p>
          </table:table-cell>
          <table:table-cell table:formula="of:=ABS([.E214]-[.E213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4]+[.$E$1]" office:value-type="float" office:value="6688" calcext:value-type="float">
            <text:p>6688</text:p>
          </table:table-cell>
          <table:table-cell table:formula="of:=INT([.$E$3]/(([.D215]+[.$J$2]) / [.$H$3]))" office:value-type="float" office:value="96" calcext:value-type="float">
            <text:p>96</text:p>
          </table:table-cell>
          <table:table-cell table:formula="of:=ABS([.E215]-[.E21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5]+[.$E$1]" office:value-type="float" office:value="6720" calcext:value-type="float">
            <text:p>6720</text:p>
          </table:table-cell>
          <table:table-cell table:formula="of:=INT([.$E$3]/(([.D216]+[.$J$2]) / [.$H$3]))" office:value-type="float" office:value="96" calcext:value-type="float">
            <text:p>96</text:p>
          </table:table-cell>
          <table:table-cell table:formula="of:=ABS([.E216]-[.E215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6]+[.$E$1]" office:value-type="float" office:value="6752" calcext:value-type="float">
            <text:p>6752</text:p>
          </table:table-cell>
          <table:table-cell table:formula="of:=INT([.$E$3]/(([.D217]+[.$J$2]) / [.$H$3]))" office:value-type="float" office:value="96" calcext:value-type="float">
            <text:p>96</text:p>
          </table:table-cell>
          <table:table-cell table:formula="of:=ABS([.E217]-[.E216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7]+[.$E$1]" office:value-type="float" office:value="6784" calcext:value-type="float">
            <text:p>6784</text:p>
          </table:table-cell>
          <table:table-cell table:formula="of:=INT([.$E$3]/(([.D218]+[.$J$2]) / [.$H$3]))" office:value-type="float" office:value="96" calcext:value-type="float">
            <text:p>96</text:p>
          </table:table-cell>
          <table:table-cell table:formula="of:=ABS([.E218]-[.E217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8]+[.$E$1]" office:value-type="float" office:value="6816" calcext:value-type="float">
            <text:p>6816</text:p>
          </table:table-cell>
          <table:table-cell table:formula="of:=INT([.$E$3]/(([.D219]+[.$J$2]) / [.$H$3]))" office:value-type="float" office:value="95" calcext:value-type="float">
            <text:p>95</text:p>
          </table:table-cell>
          <table:table-cell table:formula="of:=ABS([.E219]-[.E218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19]+[.$E$1]" office:value-type="float" office:value="6848" calcext:value-type="float">
            <text:p>6848</text:p>
          </table:table-cell>
          <table:table-cell table:formula="of:=INT([.$E$3]/(([.D220]+[.$J$2]) / [.$H$3]))" office:value-type="float" office:value="95" calcext:value-type="float">
            <text:p>95</text:p>
          </table:table-cell>
          <table:table-cell table:formula="of:=ABS([.E220]-[.E219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0]+[.$E$1]" office:value-type="float" office:value="6880" calcext:value-type="float">
            <text:p>6880</text:p>
          </table:table-cell>
          <table:table-cell table:formula="of:=INT([.$E$3]/(([.D221]+[.$J$2]) / [.$H$3]))" office:value-type="float" office:value="95" calcext:value-type="float">
            <text:p>95</text:p>
          </table:table-cell>
          <table:table-cell table:formula="of:=ABS([.E221]-[.E220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1]+[.$E$1]" office:value-type="float" office:value="6912" calcext:value-type="float">
            <text:p>6912</text:p>
          </table:table-cell>
          <table:table-cell table:formula="of:=INT([.$E$3]/(([.D222]+[.$J$2]) / [.$H$3]))" office:value-type="float" office:value="94" calcext:value-type="float">
            <text:p>94</text:p>
          </table:table-cell>
          <table:table-cell table:formula="of:=ABS([.E222]-[.E221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2]+[.$E$1]" office:value-type="float" office:value="6944" calcext:value-type="float">
            <text:p>6944</text:p>
          </table:table-cell>
          <table:table-cell table:formula="of:=INT([.$E$3]/(([.D223]+[.$J$2]) / [.$H$3]))" office:value-type="float" office:value="94" calcext:value-type="float">
            <text:p>94</text:p>
          </table:table-cell>
          <table:table-cell table:formula="of:=ABS([.E223]-[.E222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3]+[.$E$1]" office:value-type="float" office:value="6976" calcext:value-type="float">
            <text:p>6976</text:p>
          </table:table-cell>
          <table:table-cell table:formula="of:=INT([.$E$3]/(([.D224]+[.$J$2]) / [.$H$3]))" office:value-type="float" office:value="94" calcext:value-type="float">
            <text:p>94</text:p>
          </table:table-cell>
          <table:table-cell table:formula="of:=ABS([.E224]-[.E223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4]+[.$E$1]" office:value-type="float" office:value="7008" calcext:value-type="float">
            <text:p>7008</text:p>
          </table:table-cell>
          <table:table-cell table:formula="of:=INT([.$E$3]/(([.D225]+[.$J$2]) / [.$H$3]))" office:value-type="float" office:value="94" calcext:value-type="float">
            <text:p>94</text:p>
          </table:table-cell>
          <table:table-cell table:formula="of:=ABS([.E225]-[.E224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5]+[.$E$1]" office:value-type="float" office:value="7040" calcext:value-type="float">
            <text:p>7040</text:p>
          </table:table-cell>
          <table:table-cell table:formula="of:=INT([.$E$3]/(([.D226]+[.$J$2]) / [.$H$3]))" office:value-type="float" office:value="93" calcext:value-type="float">
            <text:p>93</text:p>
          </table:table-cell>
          <table:table-cell table:formula="of:=ABS([.E226]-[.E225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6]+[.$E$1]" office:value-type="float" office:value="7072" calcext:value-type="float">
            <text:p>7072</text:p>
          </table:table-cell>
          <table:table-cell table:formula="of:=INT([.$E$3]/(([.D227]+[.$J$2]) / [.$H$3]))" office:value-type="float" office:value="93" calcext:value-type="float">
            <text:p>93</text:p>
          </table:table-cell>
          <table:table-cell table:formula="of:=ABS([.E227]-[.E226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7]+[.$E$1]" office:value-type="float" office:value="7104" calcext:value-type="float">
            <text:p>7104</text:p>
          </table:table-cell>
          <table:table-cell table:formula="of:=INT([.$E$3]/(([.D228]+[.$J$2]) / [.$H$3]))" office:value-type="float" office:value="93" calcext:value-type="float">
            <text:p>93</text:p>
          </table:table-cell>
          <table:table-cell table:formula="of:=ABS([.E228]-[.E227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8]+[.$E$1]" office:value-type="float" office:value="7136" calcext:value-type="float">
            <text:p>7136</text:p>
          </table:table-cell>
          <table:table-cell table:formula="of:=INT([.$E$3]/(([.D229]+[.$J$2]) / [.$H$3]))" office:value-type="float" office:value="92" calcext:value-type="float">
            <text:p>92</text:p>
          </table:table-cell>
          <table:table-cell table:formula="of:=ABS([.E229]-[.E228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29]+[.$E$1]" office:value-type="float" office:value="7168" calcext:value-type="float">
            <text:p>7168</text:p>
          </table:table-cell>
          <table:table-cell table:formula="of:=INT([.$E$3]/(([.D230]+[.$J$2]) / [.$H$3]))" office:value-type="float" office:value="92" calcext:value-type="float">
            <text:p>92</text:p>
          </table:table-cell>
          <table:table-cell table:formula="of:=ABS([.E230]-[.E229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0]+[.$E$1]" office:value-type="float" office:value="7200" calcext:value-type="float">
            <text:p>7200</text:p>
          </table:table-cell>
          <table:table-cell table:formula="of:=INT([.$E$3]/(([.D231]+[.$J$2]) / [.$H$3]))" office:value-type="float" office:value="92" calcext:value-type="float">
            <text:p>92</text:p>
          </table:table-cell>
          <table:table-cell table:formula="of:=ABS([.E231]-[.E230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1]+[.$E$1]" office:value-type="float" office:value="7232" calcext:value-type="float">
            <text:p>7232</text:p>
          </table:table-cell>
          <table:table-cell table:formula="of:=INT([.$E$3]/(([.D232]+[.$J$2]) / [.$H$3]))" office:value-type="float" office:value="92" calcext:value-type="float">
            <text:p>92</text:p>
          </table:table-cell>
          <table:table-cell table:formula="of:=ABS([.E232]-[.E231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2]+[.$E$1]" office:value-type="float" office:value="7264" calcext:value-type="float">
            <text:p>7264</text:p>
          </table:table-cell>
          <table:table-cell table:formula="of:=INT([.$E$3]/(([.D233]+[.$J$2]) / [.$H$3]))" office:value-type="float" office:value="91" calcext:value-type="float">
            <text:p>91</text:p>
          </table:table-cell>
          <table:table-cell table:formula="of:=ABS([.E233]-[.E232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3]+[.$E$1]" office:value-type="float" office:value="7296" calcext:value-type="float">
            <text:p>7296</text:p>
          </table:table-cell>
          <table:table-cell table:formula="of:=INT([.$E$3]/(([.D234]+[.$J$2]) / [.$H$3]))" office:value-type="float" office:value="91" calcext:value-type="float">
            <text:p>91</text:p>
          </table:table-cell>
          <table:table-cell table:formula="of:=ABS([.E234]-[.E233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4]+[.$E$1]" office:value-type="float" office:value="7328" calcext:value-type="float">
            <text:p>7328</text:p>
          </table:table-cell>
          <table:table-cell table:formula="of:=INT([.$E$3]/(([.D235]+[.$J$2]) / [.$H$3]))" office:value-type="float" office:value="91" calcext:value-type="float">
            <text:p>91</text:p>
          </table:table-cell>
          <table:table-cell table:formula="of:=ABS([.E235]-[.E234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5]+[.$E$1]" office:value-type="float" office:value="7360" calcext:value-type="float">
            <text:p>7360</text:p>
          </table:table-cell>
          <table:table-cell table:formula="of:=INT([.$E$3]/(([.D236]+[.$J$2]) / [.$H$3]))" office:value-type="float" office:value="91" calcext:value-type="float">
            <text:p>91</text:p>
          </table:table-cell>
          <table:table-cell table:formula="of:=ABS([.E236]-[.E235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6]+[.$E$1]" office:value-type="float" office:value="7392" calcext:value-type="float">
            <text:p>7392</text:p>
          </table:table-cell>
          <table:table-cell table:formula="of:=INT([.$E$3]/(([.D237]+[.$J$2]) / [.$H$3]))" office:value-type="float" office:value="90" calcext:value-type="float">
            <text:p>90</text:p>
          </table:table-cell>
          <table:table-cell table:formula="of:=ABS([.E237]-[.E236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7]+[.$E$1]" office:value-type="float" office:value="7424" calcext:value-type="float">
            <text:p>7424</text:p>
          </table:table-cell>
          <table:table-cell table:formula="of:=INT([.$E$3]/(([.D238]+[.$J$2]) / [.$H$3]))" office:value-type="float" office:value="90" calcext:value-type="float">
            <text:p>90</text:p>
          </table:table-cell>
          <table:table-cell table:formula="of:=ABS([.E238]-[.E237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8]+[.$E$1]" office:value-type="float" office:value="7456" calcext:value-type="float">
            <text:p>7456</text:p>
          </table:table-cell>
          <table:table-cell table:formula="of:=INT([.$E$3]/(([.D239]+[.$J$2]) / [.$H$3]))" office:value-type="float" office:value="90" calcext:value-type="float">
            <text:p>90</text:p>
          </table:table-cell>
          <table:table-cell table:formula="of:=ABS([.E239]-[.E238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39]+[.$E$1]" office:value-type="float" office:value="7488" calcext:value-type="float">
            <text:p>7488</text:p>
          </table:table-cell>
          <table:table-cell table:formula="of:=INT([.$E$3]/(([.D240]+[.$J$2]) / [.$H$3]))" office:value-type="float" office:value="90" calcext:value-type="float">
            <text:p>90</text:p>
          </table:table-cell>
          <table:table-cell table:formula="of:=ABS([.E240]-[.E239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0]+[.$E$1]" office:value-type="float" office:value="7520" calcext:value-type="float">
            <text:p>7520</text:p>
          </table:table-cell>
          <table:table-cell table:formula="of:=INT([.$E$3]/(([.D241]+[.$J$2]) / [.$H$3]))" office:value-type="float" office:value="89" calcext:value-type="float">
            <text:p>89</text:p>
          </table:table-cell>
          <table:table-cell table:formula="of:=ABS([.E241]-[.E240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1]+[.$E$1]" office:value-type="float" office:value="7552" calcext:value-type="float">
            <text:p>7552</text:p>
          </table:table-cell>
          <table:table-cell table:formula="of:=INT([.$E$3]/(([.D242]+[.$J$2]) / [.$H$3]))" office:value-type="float" office:value="89" calcext:value-type="float">
            <text:p>89</text:p>
          </table:table-cell>
          <table:table-cell table:formula="of:=ABS([.E242]-[.E241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2]+[.$E$1]" office:value-type="float" office:value="7584" calcext:value-type="float">
            <text:p>7584</text:p>
          </table:table-cell>
          <table:table-cell table:formula="of:=INT([.$E$3]/(([.D243]+[.$J$2]) / [.$H$3]))" office:value-type="float" office:value="89" calcext:value-type="float">
            <text:p>89</text:p>
          </table:table-cell>
          <table:table-cell table:formula="of:=ABS([.E243]-[.E242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3]+[.$E$1]" office:value-type="float" office:value="7616" calcext:value-type="float">
            <text:p>7616</text:p>
          </table:table-cell>
          <table:table-cell table:formula="of:=INT([.$E$3]/(([.D244]+[.$J$2]) / [.$H$3]))" office:value-type="float" office:value="89" calcext:value-type="float">
            <text:p>89</text:p>
          </table:table-cell>
          <table:table-cell table:formula="of:=ABS([.E244]-[.E243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4]+[.$E$1]" office:value-type="float" office:value="7648" calcext:value-type="float">
            <text:p>7648</text:p>
          </table:table-cell>
          <table:table-cell table:formula="of:=INT([.$E$3]/(([.D245]+[.$J$2]) / [.$H$3]))" office:value-type="float" office:value="88" calcext:value-type="float">
            <text:p>88</text:p>
          </table:table-cell>
          <table:table-cell table:formula="of:=ABS([.E245]-[.E244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5]+[.$E$1]" office:value-type="float" office:value="7680" calcext:value-type="float">
            <text:p>7680</text:p>
          </table:table-cell>
          <table:table-cell table:formula="of:=INT([.$E$3]/(([.D246]+[.$J$2]) / [.$H$3]))" office:value-type="float" office:value="88" calcext:value-type="float">
            <text:p>88</text:p>
          </table:table-cell>
          <table:table-cell table:formula="of:=ABS([.E246]-[.E245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6]+[.$E$1]" office:value-type="float" office:value="7712" calcext:value-type="float">
            <text:p>7712</text:p>
          </table:table-cell>
          <table:table-cell table:formula="of:=INT([.$E$3]/(([.D247]+[.$J$2]) / [.$H$3]))" office:value-type="float" office:value="88" calcext:value-type="float">
            <text:p>88</text:p>
          </table:table-cell>
          <table:table-cell table:formula="of:=ABS([.E247]-[.E246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7]+[.$E$1]" office:value-type="float" office:value="7744" calcext:value-type="float">
            <text:p>7744</text:p>
          </table:table-cell>
          <table:table-cell table:formula="of:=INT([.$E$3]/(([.D248]+[.$J$2]) / [.$H$3]))" office:value-type="float" office:value="88" calcext:value-type="float">
            <text:p>88</text:p>
          </table:table-cell>
          <table:table-cell table:formula="of:=ABS([.E248]-[.E247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8]+[.$E$1]" office:value-type="float" office:value="7776" calcext:value-type="float">
            <text:p>7776</text:p>
          </table:table-cell>
          <table:table-cell table:formula="of:=INT([.$E$3]/(([.D249]+[.$J$2]) / [.$H$3]))" office:value-type="float" office:value="87" calcext:value-type="float">
            <text:p>87</text:p>
          </table:table-cell>
          <table:table-cell table:formula="of:=ABS([.E249]-[.E248])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49]+[.$E$1]" office:value-type="float" office:value="7808" calcext:value-type="float">
            <text:p>7808</text:p>
          </table:table-cell>
          <table:table-cell table:formula="of:=INT([.$E$3]/(([.D250]+[.$J$2]) / [.$H$3]))" office:value-type="float" office:value="87" calcext:value-type="float">
            <text:p>87</text:p>
          </table:table-cell>
          <table:table-cell table:formula="of:=ABS([.E250]-[.E249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50]+[.$E$1]" office:value-type="float" office:value="7840" calcext:value-type="float">
            <text:p>7840</text:p>
          </table:table-cell>
          <table:table-cell table:formula="of:=INT([.$E$3]/(([.D251]+[.$J$2]) / [.$H$3]))" office:value-type="float" office:value="87" calcext:value-type="float">
            <text:p>87</text:p>
          </table:table-cell>
          <table:table-cell table:formula="of:=ABS([.E251]-[.E250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51]+[.$E$1]" office:value-type="float" office:value="7872" calcext:value-type="float">
            <text:p>7872</text:p>
          </table:table-cell>
          <table:table-cell table:formula="of:=INT([.$E$3]/(([.D252]+[.$J$2]) / [.$H$3]))" office:value-type="float" office:value="87" calcext:value-type="float">
            <text:p>87</text:p>
          </table:table-cell>
          <table:table-cell table:formula="of:=ABS([.E252]-[.E251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52]+[.$E$1]" office:value-type="float" office:value="7904" calcext:value-type="float">
            <text:p>7904</text:p>
          </table:table-cell>
          <table:table-cell table:formula="of:=INT([.$E$3]/(([.D253]+[.$J$2]) / [.$H$3]))" office:value-type="float" office:value="87" calcext:value-type="float">
            <text:p>87</text:p>
          </table:table-cell>
          <table:table-cell table:formula="of:=ABS([.E253]-[.E252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53]+[.$E$1]" office:value-type="float" office:value="7936" calcext:value-type="float">
            <text:p>7936</text:p>
          </table:table-cell>
          <table:table-cell table:formula="of:=INT([.$E$3]/(([.D254]+[.$J$2]) / [.$H$3]))" office:value-type="float" office:value="86" calcext:value-type="float">
            <text:p>86</text:p>
          </table:table-cell>
          <table:table-cell table:formula="of:=ABS([.E254]-[.E253])+1" office:value-type="float" office:value="2" calcext:value-type="float">
            <text:p>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4T12:52:54.281037120</meta:creation-date>
    <dc:date>2026-02-14T16:18:29.958200862</dc:date>
    <meta:editing-duration>PT1H51M26S</meta:editing-duration>
    <meta:editing-cycles>2</meta:editing-cycles>
    <meta:generator>LibreOffice/25.8.4.2$Linux_X86_64 LibreOffice_project/580$Build-2</meta:generator>
    <meta:document-statistic meta:table-count="1" meta:cell-count="76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386cm" svg:height="26.095cm" xlink:href=".." xlink:type="simple" chart:class="chart:scatter" chart:style-name="ch1">
        <chart:legend chart:legend-position="end" svg:x="40.526cm" svg:y="12.748cm" style:legend-expansion="high" chart:style-name="ch2"/>
        <chart:plot-area chart:style-name="ch3" svg:x="0.847cm" svg:y="0.521cm" svg:width="38.832cm" svg:height="25.053cm">
          <chart:coordinate-region svg:x="1.694cm" svg:y="0.72cm" svg:width="37.586cm" svg:height="24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6:Sheet1.E254" chart:label-cell-address="Sheet1.E5:Sheet1.E5" chart:class="chart:scatter">
            <chart:domain table:cell-range-address="Sheet1.D6:Sheet1.D254"/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x)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6:Sheet1.D254</svg:desc>
                </draw:g>
              </table:table-cell>
              <table:table-cell office:value-type="float" office:value="255">
                <text:p>255</text:p>
                <draw:g>
                  <svg:desc>Sheet1.E6:Sheet1.E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">
                <text:p>19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">
                <text:p>3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">
                <text:p>35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">
                <text:p>38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">
                <text:p>41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">
                <text:p>4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">
                <text:p>4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2">
                <text:p>51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4">
                <text:p>54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6">
                <text:p>57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8">
                <text:p>60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">
                <text:p>6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">
                <text:p>67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4">
                <text:p>70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6">
                <text:p>73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8">
                <text:p>76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2">
                <text:p>83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4">
                <text:p>86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6">
                <text:p>89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8">
                <text:p>92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0">
                <text:p>9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2">
                <text:p>99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4">
                <text:p>102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6">
                <text:p>105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8">
                <text:p>108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0">
                <text:p>11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2">
                <text:p>11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4">
                <text:p>118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16">
                <text:p>12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8">
                <text:p>12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0">
                <text:p>12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2">
                <text:p>131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4">
                <text:p>134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6">
                <text:p>137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8">
                <text:p>140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0">
                <text:p>14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2">
                <text:p>14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4">
                <text:p>150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6">
                <text:p>15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8">
                <text:p>156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0">
                <text:p>16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2">
                <text:p>163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4">
                <text:p>166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6">
                <text:p>16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28">
                <text:p>172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0">
                <text:p>17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2">
                <text:p>17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4">
                <text:p>18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6">
                <text:p>18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88">
                <text:p>188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20">
                <text:p>192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2">
                <text:p>195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4">
                <text:p>19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6">
                <text:p>201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8">
                <text:p>204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0">
                <text:p>20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2">
                <text:p>211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44">
                <text:p>21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76">
                <text:p>217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08">
                <text:p>220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0">
                <text:p>22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2">
                <text:p>227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04">
                <text:p>230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36">
                <text:p>233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68">
                <text:p>236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0">
                <text:p>24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32">
                <text:p>243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64">
                <text:p>246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6">
                <text:p>249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8">
                <text:p>25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0">
                <text:p>25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92">
                <text:p>259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4">
                <text:p>26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56">
                <text:p>26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88">
                <text:p>268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20">
                <text:p>27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52">
                <text:p>27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84">
                <text:p>278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16">
                <text:p>281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48">
                <text:p>28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0">
                <text:p>28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2">
                <text:p>29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44">
                <text:p>29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76">
                <text:p>297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08">
                <text:p>300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0">
                <text:p>30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72">
                <text:p>307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04">
                <text:p>310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36">
                <text:p>31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68">
                <text:p>316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00">
                <text:p>32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32">
                <text:p>323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64">
                <text:p>32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96">
                <text:p>329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28">
                <text:p>33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60">
                <text:p>33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92">
                <text:p>339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24">
                <text:p>34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56">
                <text:p>345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88">
                <text:p>348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20">
                <text:p>35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52">
                <text:p>35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4">
                <text:p>358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6">
                <text:p>361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48">
                <text:p>364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80">
                <text:p>36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12">
                <text:p>371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44">
                <text:p>374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76">
                <text:p>37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08">
                <text:p>380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40">
                <text:p>38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72">
                <text:p>387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04">
                <text:p>39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36">
                <text:p>39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68">
                <text:p>39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00">
                <text:p>4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32">
                <text:p>40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64">
                <text:p>406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">
                <text:p>409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28">
                <text:p>41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60">
                <text:p>41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92">
                <text:p>419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24">
                <text:p>42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56">
                <text:p>425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88">
                <text:p>42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20">
                <text:p>43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52">
                <text:p>435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84">
                <text:p>438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16">
                <text:p>44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48">
                <text:p>444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80">
                <text:p>44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12">
                <text:p>45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44">
                <text:p>45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76">
                <text:p>45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08">
                <text:p>46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40">
                <text:p>46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72">
                <text:p>46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04">
                <text:p>470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36">
                <text:p>473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68">
                <text:p>47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00">
                <text:p>48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32">
                <text:p>48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64">
                <text:p>48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96">
                <text:p>48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28">
                <text:p>492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60">
                <text:p>496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92">
                <text:p>49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24">
                <text:p>50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56">
                <text:p>50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88">
                <text:p>508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20">
                <text:p>51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52">
                <text:p>51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84">
                <text:p>518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16">
                <text:p>52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48">
                <text:p>52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80">
                <text:p>52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12">
                <text:p>53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44">
                <text:p>53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76">
                <text:p>53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08">
                <text:p>54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40">
                <text:p>54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72">
                <text:p>54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4">
                <text:p>55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36">
                <text:p>55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68">
                <text:p>55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00">
                <text:p>56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632">
                <text:p>563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664">
                <text:p>566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696">
                <text:p>56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28">
                <text:p>57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60">
                <text:p>576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92">
                <text:p>579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24">
                <text:p>58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56">
                <text:p>58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88">
                <text:p>58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20">
                <text:p>59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52">
                <text:p>59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84">
                <text:p>59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16">
                <text:p>60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48">
                <text:p>604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80">
                <text:p>60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12">
                <text:p>611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44">
                <text:p>614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76">
                <text:p>61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08">
                <text:p>62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40">
                <text:p>62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72">
                <text:p>6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304">
                <text:p>6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36">
                <text:p>6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68">
                <text:p>63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00">
                <text:p>64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32">
                <text:p>64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64">
                <text:p>64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496">
                <text:p>649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28">
                <text:p>65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60">
                <text:p>65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92">
                <text:p>659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24">
                <text:p>66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56">
                <text:p>66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88">
                <text:p>66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20">
                <text:p>67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52">
                <text:p>67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84">
                <text:p>67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16">
                <text:p>68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848">
                <text:p>68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80">
                <text:p>68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12">
                <text:p>69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44">
                <text:p>694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76">
                <text:p>69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08">
                <text:p>70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40">
                <text:p>70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72">
                <text:p>70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04">
                <text:p>710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136">
                <text:p>71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68">
                <text:p>71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00">
                <text:p>72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32">
                <text:p>72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64">
                <text:p>72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296">
                <text:p>72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28">
                <text:p>73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0">
                <text:p>73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92">
                <text:p>73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24">
                <text:p>74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56">
                <text:p>74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88">
                <text:p>74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20">
                <text:p>75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52">
                <text:p>75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84">
                <text:p>75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16">
                <text:p>76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48">
                <text:p>76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80">
                <text:p>76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12">
                <text:p>77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44">
                <text:p>77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76">
                <text:p>777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08">
                <text:p>78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40">
                <text:p>78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72">
                <text:p>78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04">
                <text:p>79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36">
                <text:p>7936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721cm" svg:height="18.147cm" xlink:href=".." xlink:type="simple" chart:class="chart:bar" chart:style-name="ch1">
        <chart:legend chart:legend-position="end" svg:x="39.191cm" svg:y="8.774cm" style:legend-expansion="high" chart:style-name="ch2"/>
        <chart:plot-area chart:style-name="ch3" svg:x="0.169cm" svg:y="0.708cm" svg:width="38.261cm" svg:height="17.765cm">
          <chart:coordinate-region svg:x="0.817cm" svg:y="0.907cm" svg:width="37.549cm" svg:height="16.6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6:Sheet1.F254" loext:label-string="delta" chart:class="chart:bar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6:Sheet1.F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